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412160" table:style-name="ce5">
            <text:p>4.412.160</text:p>
          </table:table-cell>
          <table:table-cell office:value-type="float" office:value="612000" table:style-name="ce5">
            <text:p>612.000</text:p>
          </table:table-cell>
          <table:table-cell office:value-type="float" office:value="1364600" table:style-name="ce5">
            <text:p>1.364.600</text:p>
          </table:table-cell>
          <table:table-cell office:value-type="float" office:value="275800" table:style-name="ce5">
            <text:p>275.800</text:p>
          </table:table-cell>
          <table:table-cell office:value-type="float" office:value="6664560" table:style-name="ce6">
            <text:p>6.664.560</text:p>
          </table:table-cell>
          <table:table-cell office:value-type="float" office:value="6453108" table:style-name="ce6">
            <text:p>6.453.108</text:p>
          </table:table-cell>
          <table:table-cell office:value-type="percentage" office:value="0.96827217400698617" table:style-name="ce7">
            <text:p>96,8%</text:p>
          </table:table-cell>
          <table:table-cell office:value-type="float" office:value="4146568" table:style-name="ce5">
            <text:p>4.146.568</text:p>
          </table:table-cell>
          <table:table-cell office:value-type="float" office:value="2418794" table:style-name="ce5">
            <text:p>2.418.794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04105" table:style-name="ce5">
            <text:p>804.105</text:p>
          </table:table-cell>
          <table:table-cell office:value-type="float" office:value="110300" table:style-name="ce5">
            <text:p>110.300</text:p>
          </table:table-cell>
          <table:table-cell office:value-type="float" office:value="214400" table:style-name="ce5">
            <text:p>214.400</text:p>
          </table:table-cell>
          <table:table-cell office:value-type="float" office:value="43100" table:style-name="ce5">
            <text:p>43.100</text:p>
          </table:table-cell>
          <table:table-cell office:value-type="float" office:value="1171905" table:style-name="ce6">
            <text:p>1.171.905</text:p>
          </table:table-cell>
          <table:table-cell office:value-type="float" office:value="1090980" table:style-name="ce6">
            <text:p>1.090.980</text:p>
          </table:table-cell>
          <table:table-cell office:value-type="percentage" office:value="0.93094576778834459" table:style-name="ce7">
            <text:p>93,1%</text:p>
          </table:table-cell>
          <table:table-cell office:value-type="float" office:value="691644" table:style-name="ce5">
            <text:p>691.644</text:p>
          </table:table-cell>
          <table:table-cell office:value-type="float" office:value="444599" table:style-name="ce5">
            <text:p>444.599</text:p>
          </table:table-cell>
          <table:table-cell office:value-type="date" office:date-value="2021-06-19T00:00:00" table:style-name="ce8">
            <text:p>1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00565" table:style-name="ce5">
            <text:p>700.565</text:p>
          </table:table-cell>
          <table:table-cell office:value-type="float" office:value="93400" table:style-name="ce5">
            <text:p>93.400</text:p>
          </table:table-cell>
          <table:table-cell office:value-type="float" office:value="164400" table:style-name="ce5">
            <text:p>164.400</text:p>
          </table:table-cell>
          <table:table-cell office:value-type="float" office:value="33300" table:style-name="ce5">
            <text:p>33.300</text:p>
          </table:table-cell>
          <table:table-cell office:value-type="float" office:value="991665" table:style-name="ce6">
            <text:p>991.665</text:p>
          </table:table-cell>
          <table:table-cell office:value-type="float" office:value="979228" table:style-name="ce6">
            <text:p>979.228</text:p>
          </table:table-cell>
          <table:table-cell office:value-type="percentage" office:value="0.98745846631675016" table:style-name="ce7">
            <text:p>98,7%</text:p>
          </table:table-cell>
          <table:table-cell office:value-type="float" office:value="623016" table:style-name="ce5">
            <text:p>623.016</text:p>
          </table:table-cell>
          <table:table-cell office:value-type="float" office:value="387751" table:style-name="ce5">
            <text:p>387.751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552600" table:style-name="ce5">
            <text:p>552.600</text:p>
          </table:table-cell>
          <table:table-cell office:value-type="float" office:value="77600" table:style-name="ce5">
            <text:p>77.600</text:p>
          </table:table-cell>
          <table:table-cell office:value-type="float" office:value="188800" table:style-name="ce5">
            <text:p>188.800</text:p>
          </table:table-cell>
          <table:table-cell office:value-type="float" office:value="38100" table:style-name="ce5">
            <text:p>38.100</text:p>
          </table:table-cell>
          <table:table-cell office:value-type="float" office:value="857100" table:style-name="ce6">
            <text:p>857.100</text:p>
          </table:table-cell>
          <table:table-cell office:value-type="float" office:value="794372" table:style-name="ce6">
            <text:p>794.372</text:p>
          </table:table-cell>
          <table:table-cell office:value-type="percentage" office:value="0.92681367401703418" table:style-name="ce7">
            <text:p>92,7%</text:p>
          </table:table-cell>
          <table:table-cell office:value-type="float" office:value="512469" table:style-name="ce5">
            <text:p>512.469</text:p>
          </table:table-cell>
          <table:table-cell office:value-type="float" office:value="319455" table:style-name="ce5">
            <text:p>319.455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055310" table:style-name="ce5">
            <text:p>1.055.310</text:p>
          </table:table-cell>
          <table:table-cell office:value-type="float" office:value="147100" table:style-name="ce5">
            <text:p>147.100</text:p>
          </table:table-cell>
          <table:table-cell office:value-type="float" office:value="350900" table:style-name="ce5">
            <text:p>350.900</text:p>
          </table:table-cell>
          <table:table-cell office:value-type="float" office:value="70900" table:style-name="ce5">
            <text:p>70.900</text:p>
          </table:table-cell>
          <table:table-cell office:value-type="float" office:value="1624210" table:style-name="ce6">
            <text:p>1.624.210</text:p>
          </table:table-cell>
          <table:table-cell office:value-type="float" office:value="1525984" table:style-name="ce6">
            <text:p>1.525.984</text:p>
          </table:table-cell>
          <table:table-cell office:value-type="percentage" office:value="0.93952383004660722" table:style-name="ce7">
            <text:p>94,0%</text:p>
          </table:table-cell>
          <table:table-cell office:value-type="float" office:value="990610" table:style-name="ce5">
            <text:p>990.610</text:p>
          </table:table-cell>
          <table:table-cell office:value-type="float" office:value="609215" table:style-name="ce5">
            <text:p>609.215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5245" table:style-name="ce5">
            <text:p>355.245</text:p>
          </table:table-cell>
          <table:table-cell office:value-type="float" office:value="48300" table:style-name="ce5">
            <text:p>48.300</text:p>
          </table:table-cell>
          <table:table-cell office:value-type="float" office:value="93900" table:style-name="ce5">
            <text:p>93.900</text:p>
          </table:table-cell>
          <table:table-cell office:value-type="float" office:value="18950" table:style-name="ce5">
            <text:p>18.950</text:p>
          </table:table-cell>
          <table:table-cell office:value-type="float" office:value="516395" table:style-name="ce6">
            <text:p>516.395</text:p>
          </table:table-cell>
          <table:table-cell office:value-type="float" office:value="473933" table:style-name="ce6">
            <text:p>473.933</text:p>
          </table:table-cell>
          <table:table-cell office:value-type="percentage" office:value="0.91777224798845847" table:style-name="ce7">
            <text:p>91,8%</text:p>
          </table:table-cell>
          <table:table-cell office:value-type="float" office:value="304982" table:style-name="ce5">
            <text:p>304.982</text:p>
          </table:table-cell>
          <table:table-cell office:value-type="float" office:value="182032" table:style-name="ce5">
            <text:p>182.032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640055" table:style-name="ce5">
            <text:p>1.640.055</text:p>
          </table:table-cell>
          <table:table-cell office:value-type="float" office:value="227000" table:style-name="ce5">
            <text:p>227.000</text:p>
          </table:table-cell>
          <table:table-cell office:value-type="float" office:value="386100" table:style-name="ce5">
            <text:p>386.100</text:p>
          </table:table-cell>
          <table:table-cell office:value-type="float" office:value="78050" table:style-name="ce5">
            <text:p>78.050</text:p>
          </table:table-cell>
          <table:table-cell office:value-type="float" office:value="2331205" table:style-name="ce6">
            <text:p>2.331.205</text:p>
          </table:table-cell>
          <table:table-cell office:value-type="float" office:value="2106987" table:style-name="ce6">
            <text:p>2.106.987</text:p>
          </table:table-cell>
          <table:table-cell office:value-type="percentage" office:value="0.90381884047091521" table:style-name="ce7">
            <text:p>90,4%</text:p>
          </table:table-cell>
          <table:table-cell office:value-type="float" office:value="1321869" table:style-name="ce5">
            <text:p>1.321.869</text:p>
          </table:table-cell>
          <table:table-cell office:value-type="float" office:value="853432" table:style-name="ce5">
            <text:p>853.432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160505" table:style-name="ce5">
            <text:p>1.160.505</text:p>
          </table:table-cell>
          <table:table-cell office:value-type="float" office:value="161000" table:style-name="ce5">
            <text:p>161.000</text:p>
          </table:table-cell>
          <table:table-cell office:value-type="float" office:value="328900" table:style-name="ce5">
            <text:p>328.900</text:p>
          </table:table-cell>
          <table:table-cell office:value-type="float" office:value="66675" table:style-name="ce5">
            <text:p>66.675</text:p>
          </table:table-cell>
          <table:table-cell office:value-type="float" office:value="1717080" table:style-name="ce6">
            <text:p>1.717.080</text:p>
          </table:table-cell>
          <table:table-cell office:value-type="float" office:value="1601405" table:style-name="ce6">
            <text:p>1.601.405</text:p>
          </table:table-cell>
          <table:table-cell office:value-type="percentage" office:value="0.9326327253243879" table:style-name="ce7">
            <text:p>93,3%</text:p>
          </table:table-cell>
          <table:table-cell office:value-type="float" office:value="1033852" table:style-name="ce5">
            <text:p>1.033.852</text:p>
          </table:table-cell>
          <table:table-cell office:value-type="float" office:value="626493" table:style-name="ce5">
            <text:p>626.493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226660" table:style-name="ce5">
            <text:p>4.226.660</text:p>
          </table:table-cell>
          <table:table-cell office:value-type="float" office:value="588700" table:style-name="ce5">
            <text:p>588.700</text:p>
          </table:table-cell>
          <table:table-cell office:value-type="float" office:value="1254300" table:style-name="ce5">
            <text:p>1.254.300</text:p>
          </table:table-cell>
          <table:table-cell office:value-type="float" office:value="253350" table:style-name="ce5">
            <text:p>253.350</text:p>
          </table:table-cell>
          <table:table-cell office:value-type="float" office:value="6323010" table:style-name="ce6">
            <text:p>6.323.010</text:p>
          </table:table-cell>
          <table:table-cell office:value-type="float" office:value="5807073" table:style-name="ce6">
            <text:p>5.807.073</text:p>
          </table:table-cell>
          <table:table-cell office:value-type="percentage" office:value="0.9184032604724649" table:style-name="ce7">
            <text:p>91,8%</text:p>
          </table:table-cell>
          <table:table-cell office:value-type="float" office:value="3719174" table:style-name="ce5">
            <text:p>3.719.174</text:p>
          </table:table-cell>
          <table:table-cell office:value-type="float" office:value="2215642" table:style-name="ce5">
            <text:p>2.215.642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677150" table:style-name="ce5">
            <text:p>2.677.150</text:p>
          </table:table-cell>
          <table:table-cell office:value-type="float" office:value="371100" table:style-name="ce5">
            <text:p>371.100</text:p>
          </table:table-cell>
          <table:table-cell office:value-type="float" office:value="815300" table:style-name="ce5">
            <text:p>815.300</text:p>
          </table:table-cell>
          <table:table-cell office:value-type="float" office:value="164800" table:style-name="ce5">
            <text:p>164.800</text:p>
          </table:table-cell>
          <table:table-cell office:value-type="float" office:value="4028350" table:style-name="ce6">
            <text:p>4.028.350</text:p>
          </table:table-cell>
          <table:table-cell office:value-type="float" office:value="3607658" table:style-name="ce6">
            <text:p>3.607.658</text:p>
          </table:table-cell>
          <table:table-cell office:value-type="percentage" office:value="0.89556716769893385" table:style-name="ce7">
            <text:p>89,6%</text:p>
          </table:table-cell>
          <table:table-cell office:value-type="float" office:value="2338084" table:style-name="ce5">
            <text:p>2.338.084</text:p>
          </table:table-cell>
          <table:table-cell office:value-type="float" office:value="1396630" table:style-name="ce5">
            <text:p>1.396.630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47675" table:style-name="ce5">
            <text:p>647.675</text:p>
          </table:table-cell>
          <table:table-cell office:value-type="float" office:value="87400" table:style-name="ce5">
            <text:p>87.400</text:p>
          </table:table-cell>
          <table:table-cell office:value-type="float" office:value="171500" table:style-name="ce5">
            <text:p>171.500</text:p>
          </table:table-cell>
          <table:table-cell office:value-type="float" office:value="34600" table:style-name="ce5">
            <text:p>34.600</text:p>
          </table:table-cell>
          <table:table-cell office:value-type="float" office:value="941175" table:style-name="ce6">
            <text:p>941.175</text:p>
          </table:table-cell>
          <table:table-cell office:value-type="float" office:value="906675" table:style-name="ce6">
            <text:p>906.675</text:p>
          </table:table-cell>
          <table:table-cell office:value-type="percentage" office:value="0.96334369272451992" table:style-name="ce7">
            <text:p>96,3%</text:p>
          </table:table-cell>
          <table:table-cell office:value-type="float" office:value="570574" table:style-name="ce5">
            <text:p>570.574</text:p>
          </table:table-cell>
          <table:table-cell office:value-type="float" office:value="375351" table:style-name="ce5">
            <text:p>375.351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57455" table:style-name="ce5">
            <text:p>1.757.455</text:p>
          </table:table-cell>
          <table:table-cell office:value-type="float" office:value="235400" table:style-name="ce5">
            <text:p>235.400</text:p>
          </table:table-cell>
          <table:table-cell office:value-type="float" office:value="435700" table:style-name="ce5">
            <text:p>435.700</text:p>
          </table:table-cell>
          <table:table-cell office:value-type="float" office:value="88200" table:style-name="ce5">
            <text:p>88.200</text:p>
          </table:table-cell>
          <table:table-cell office:value-type="float" office:value="2516755" table:style-name="ce6">
            <text:p>2.516.755</text:p>
          </table:table-cell>
          <table:table-cell office:value-type="float" office:value="2426494" table:style-name="ce6">
            <text:p>2.426.494</text:p>
          </table:table-cell>
          <table:table-cell office:value-type="percentage" office:value="0.96413596079078023" table:style-name="ce7">
            <text:p>96,4%</text:p>
          </table:table-cell>
          <table:table-cell office:value-type="float" office:value="1518167" table:style-name="ce5">
            <text:p>1.518.167</text:p>
          </table:table-cell>
          <table:table-cell office:value-type="float" office:value="1008500" table:style-name="ce5">
            <text:p>1.008.500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90775" table:style-name="ce5">
            <text:p>190.775</text:p>
          </table:table-cell>
          <table:table-cell office:value-type="float" office:value="25800" table:style-name="ce5">
            <text:p>25.800</text:p>
          </table:table-cell>
          <table:table-cell office:value-type="float" office:value="51400" table:style-name="ce5">
            <text:p>51.400</text:p>
          </table:table-cell>
          <table:table-cell office:value-type="float" office:value="10400" table:style-name="ce5">
            <text:p>10.400</text:p>
          </table:table-cell>
          <table:table-cell office:value-type="float" office:value="278375" table:style-name="ce6">
            <text:p>278.375</text:p>
          </table:table-cell>
          <table:table-cell office:value-type="float" office:value="253390" table:style-name="ce6">
            <text:p>253.390</text:p>
          </table:table-cell>
          <table:table-cell office:value-type="percentage" office:value="0.91024696901661428" table:style-name="ce7">
            <text:p>91,0%</text:p>
          </table:table-cell>
          <table:table-cell office:value-type="float" office:value="158713" table:style-name="ce5">
            <text:p>158.713</text:p>
          </table:table-cell>
          <table:table-cell office:value-type="float" office:value="107844" table:style-name="ce5">
            <text:p>107.844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552045" table:style-name="ce5">
            <text:p>3.552.045</text:p>
          </table:table-cell>
          <table:table-cell office:value-type="float" office:value="496200" table:style-name="ce5">
            <text:p>496.200</text:p>
          </table:table-cell>
          <table:table-cell office:value-type="float" office:value="1093300" table:style-name="ce5">
            <text:p>1.093.300</text:p>
          </table:table-cell>
          <table:table-cell office:value-type="float" office:value="220800" table:style-name="ce5">
            <text:p>220.800</text:p>
          </table:table-cell>
          <table:table-cell office:value-type="float" office:value="5362345" table:style-name="ce6">
            <text:p>5.362.345</text:p>
          </table:table-cell>
          <table:table-cell office:value-type="float" office:value="4673926" table:style-name="ce6">
            <text:p>4.673.926</text:p>
          </table:table-cell>
          <table:table-cell office:value-type="percentage" office:value="0.87161978574672083" table:style-name="ce7">
            <text:p>87,2%</text:p>
          </table:table-cell>
          <table:table-cell office:value-type="float" office:value="2928076" table:style-name="ce5">
            <text:p>2.928.076</text:p>
          </table:table-cell>
          <table:table-cell office:value-type="float" office:value="1994673" table:style-name="ce5">
            <text:p>1.994.673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70585" table:style-name="ce5">
            <text:p>770.585</text:p>
          </table:table-cell>
          <table:table-cell office:value-type="float" office:value="106700" table:style-name="ce5">
            <text:p>106.700</text:p>
          </table:table-cell>
          <table:table-cell office:value-type="float" office:value="243600" table:style-name="ce5">
            <text:p>243.600</text:p>
          </table:table-cell>
          <table:table-cell office:value-type="float" office:value="49200" table:style-name="ce5">
            <text:p>49.200</text:p>
          </table:table-cell>
          <table:table-cell office:value-type="float" office:value="1170085" table:style-name="ce6">
            <text:p>1.170.085</text:p>
          </table:table-cell>
          <table:table-cell office:value-type="float" office:value="1070052" table:style-name="ce6">
            <text:p>1.070.052</text:p>
          </table:table-cell>
          <table:table-cell office:value-type="percentage" office:value="0.91450792036475981" table:style-name="ce7">
            <text:p>91,5%</text:p>
          </table:table-cell>
          <table:table-cell office:value-type="float" office:value="696271" table:style-name="ce5">
            <text:p>696.271</text:p>
          </table:table-cell>
          <table:table-cell office:value-type="float" office:value="414686" table:style-name="ce5">
            <text:p>414.686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2795" table:style-name="ce5">
            <text:p>372.795</text:p>
          </table:table-cell>
          <table:table-cell office:value-type="float" office:value="51700" table:style-name="ce5">
            <text:p>51.700</text:p>
          </table:table-cell>
          <table:table-cell office:value-type="float" office:value="106600" table:style-name="ce5">
            <text:p>106.600</text:p>
          </table:table-cell>
          <table:table-cell office:value-type="float" office:value="21550" table:style-name="ce5">
            <text:p>21.550</text:p>
          </table:table-cell>
          <table:table-cell office:value-type="float" office:value="552645" table:style-name="ce6">
            <text:p>552.645</text:p>
          </table:table-cell>
          <table:table-cell office:value-type="float" office:value="529029" table:style-name="ce6">
            <text:p>529.029</text:p>
          </table:table-cell>
          <table:table-cell office:value-type="percentage" office:value="0.9572673235078577" table:style-name="ce7">
            <text:p>95,7%</text:p>
          </table:table-cell>
          <table:table-cell office:value-type="float" office:value="341720" table:style-name="ce5">
            <text:p>341.720</text:p>
          </table:table-cell>
          <table:table-cell office:value-type="float" office:value="216975" table:style-name="ce5">
            <text:p>216.975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17240" table:style-name="ce5">
            <text:p>1.317.240</text:p>
          </table:table-cell>
          <table:table-cell office:value-type="float" office:value="179400" table:style-name="ce5">
            <text:p>179.400</text:p>
          </table:table-cell>
          <table:table-cell office:value-type="float" office:value="356900" table:style-name="ce5">
            <text:p>356.900</text:p>
          </table:table-cell>
          <table:table-cell office:value-type="float" office:value="72350" table:style-name="ce5">
            <text:p>72.350</text:p>
          </table:table-cell>
          <table:table-cell office:value-type="float" office:value="1925890" table:style-name="ce6">
            <text:p>1.925.890</text:p>
          </table:table-cell>
          <table:table-cell office:value-type="float" office:value="1828264" table:style-name="ce6">
            <text:p>1.828.264</text:p>
          </table:table-cell>
          <table:table-cell office:value-type="percentage" office:value="0.9493086313340845" table:style-name="ce7">
            <text:p>94,9%</text:p>
          </table:table-cell>
          <table:table-cell office:value-type="float" office:value="1154254" table:style-name="ce5">
            <text:p>1.154.254</text:p>
          </table:table-cell>
          <table:table-cell office:value-type="float" office:value="772618" table:style-name="ce5">
            <text:p>772.618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250" table:style-name="ce5">
            <text:p>38.250</text:p>
          </table:table-cell>
          <table:table-cell office:value-type="float" office:value="5600" table:style-name="ce5">
            <text:p>5.6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0800" table:style-name="ce6">
            <text:p>60.800</text:p>
          </table:table-cell>
          <table:table-cell office:value-type="float" office:value="59648" table:style-name="ce6">
            <text:p>59.648</text:p>
          </table:table-cell>
          <table:table-cell office:value-type="percentage" office:value="0.9810526315789474" table:style-name="ce7">
            <text:p>98,1%</text:p>
          </table:table-cell>
          <table:table-cell office:value-type="float" office:value="37938" table:style-name="ce5">
            <text:p>37.938</text:p>
          </table:table-cell>
          <table:table-cell office:value-type="float" office:value="25284" table:style-name="ce5">
            <text:p>25.284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8250" table:style-name="ce5">
            <text:p>38.250</text:p>
          </table:table-cell>
          <table:table-cell office:value-type="float" office:value="5500" table:style-name="ce5">
            <text:p>5.5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0700" table:style-name="ce6">
            <text:p>60.700</text:p>
          </table:table-cell>
          <table:table-cell office:value-type="float" office:value="54807" table:style-name="ce6">
            <text:p>54.807</text:p>
          </table:table-cell>
          <table:table-cell office:value-type="percentage" office:value="0.90291598023064246" table:style-name="ce7">
            <text:p>90,3%</text:p>
          </table:table-cell>
          <table:table-cell office:value-type="float" office:value="34178" table:style-name="ce5">
            <text:p>34.178</text:p>
          </table:table-cell>
          <table:table-cell office:value-type="float" office:value="24810" table:style-name="ce5">
            <text:p>24.81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8202" table:style-name="ce5">
            <text:p>38.20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62602" table:style-name="ce6">
            <text:p>162.602</text:p>
          </table:table-cell>
          <table:table-cell office:value-type="float" office:value="114126" table:style-name="ce6">
            <text:p>114.126</text:p>
          </table:table-cell>
          <table:table-cell office:value-type="percentage" office:value="0.70187328569144292" table:style-name="ce7">
            <text:p>70,2%</text:p>
          </table:table-cell>
          <table:table-cell office:value-type="float" office:value="77801" table:style-name="ce5">
            <text:p>77.801</text:p>
          </table:table-cell>
          <table:table-cell office:value-type="float" office:value="36899" table:style-name="ce5">
            <text:p>36.899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1000" table:style-name="ce5">
            <text:p>1.000</text:p>
          </table:table-cell>
          <table:table-cell office:value-type="float" office:value="2900" table:style-name="ce6">
            <text:p>2.900</text:p>
          </table:table-cell>
          <table:table-cell office:value-type="float" office:value="606" table:style-name="ce6">
            <text:p>606</text:p>
          </table:table-cell>
          <table:table-cell office:value-type="percentage" office:value="0.20896551724137932" table:style-name="ce7">
            <text:p>20,9%</text:p>
          </table:table-cell>
          <table:table-cell office:value-type="float" office:value="606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6307627" table:style-name="ce11">
            <text:p>26.307.627</text:p>
          </table:table-cell>
          <table:table-cell office:value-type="float" office:value="3648400" table:style-name="ce12">
            <text:p>3.648.400</text:p>
          </table:table-cell>
          <table:table-cell office:value-type="float" office:value="7755100" table:style-name="ce13">
            <text:p>7.755.100</text:p>
          </table:table-cell>
          <table:table-cell office:value-type="float" office:value="1548625" table:style-name="ce14">
            <text:p>1.548.625</text:p>
          </table:table-cell>
          <table:table-cell office:value-type="float" office:value="39259752" table:style-name="ce15">
            <text:p>39.259.752</text:p>
          </table:table-cell>
          <table:table-cell office:value-type="float" office:value="36357745" table:style-name="ce15">
            <text:p>36.357.745</text:p>
          </table:table-cell>
          <table:table-cell office:value-type="percentage" office:value="0.92608188151570592" table:style-name="ce16">
            <text:p>92,6%</text:p>
          </table:table-cell>
          <table:table-cell office:value-type="float" office:value="23200566" table:style-name="ce15">
            <text:p>23.200.566</text:p>
          </table:table-cell>
          <table:table-cell office:value-type="float" office:value="14431683" table:style-name="ce15">
            <text:p>14.431.68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3866006" table:style-name="ce23">
            <text:p>3.866.006</text:p>
          </table:table-cell>
          <table:table-cell office:value-type="percentage" office:value="0.83495821651819513" table:style-name="ce24">
            <text:p>83,5%</text:p>
          </table:table-cell>
          <table:table-cell office:value-type="float" office:value="2024792" table:style-name="ce23">
            <text:p>2.024.792</text:p>
          </table:table-cell>
          <table:table-cell office:value-type="percentage" office:value="0.43730317985546563" table:style-name="ce24">
            <text:p>43,7%</text:p>
          </table:table-cell>
          <table:table-cell office:value-type="date" office:date-value="2021-06-20T00:00:00" table:style-name="ce25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48145" table:style-name="ce5">
            <text:p>648.145</text:p>
          </table:table-cell>
          <table:table-cell office:value-type="percentage" office:value="0.8232106160251379" table:style-name="ce26">
            <text:p>82,3%</text:p>
          </table:table-cell>
          <table:table-cell office:value-type="float" office:value="369771" table:style-name="ce5">
            <text:p>369.771</text:p>
          </table:table-cell>
          <table:table-cell office:value-type="percentage" office:value="0.46964708930599058" table:style-name="ce26">
            <text:p>47,0%</text:p>
          </table:table-cell>
          <table:table-cell office:value-type="date" office:date-value="2021-06-19T00:00:00" table:style-name="ce8">
            <text:p>1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596002" table:style-name="ce5">
            <text:p>596.002</text:p>
          </table:table-cell>
          <table:table-cell office:value-type="percentage" office:value="0.88118397610757504" table:style-name="ce26">
            <text:p>88,1%</text:p>
          </table:table-cell>
          <table:table-cell office:value-type="float" office:value="330737" table:style-name="ce5">
            <text:p>330.737</text:p>
          </table:table-cell>
          <table:table-cell office:value-type="percentage" office:value="0.48899189047333907" table:style-name="ce26">
            <text:p>48,9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70042" table:style-name="ce5">
            <text:p>470.042</text:p>
          </table:table-cell>
          <table:table-cell office:value-type="percentage" office:value="0.75904065833626699" table:style-name="ce26">
            <text:p>75,9%</text:p>
          </table:table-cell>
          <table:table-cell office:value-type="float" office:value="249905" table:style-name="ce5">
            <text:p>249.905</text:p>
          </table:table-cell>
          <table:table-cell office:value-type="percentage" office:value="0.40355554550768824" table:style-name="ce26">
            <text:p>40,4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11803" table:style-name="ce5">
            <text:p>911.803</text:p>
          </table:table-cell>
          <table:table-cell office:value-type="percentage" office:value="0.74842546345507455" table:style-name="ce26">
            <text:p>74,8%</text:p>
          </table:table-cell>
          <table:table-cell office:value-type="float" office:value="486972" table:style-name="ce5">
            <text:p>486.972</text:p>
          </table:table-cell>
          <table:table-cell office:value-type="percentage" office:value="0.3997159965361427" table:style-name="ce26">
            <text:p>40,0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289856" table:style-name="ce5">
            <text:p>289.856</text:p>
          </table:table-cell>
          <table:table-cell office:value-type="percentage" office:value="0.80698022751443543" table:style-name="ce26">
            <text:p>80,7%</text:p>
          </table:table-cell>
          <table:table-cell office:value-type="float" office:value="161724" table:style-name="ce5">
            <text:p>161.724</text:p>
          </table:table-cell>
          <table:table-cell office:value-type="percentage" office:value="0.45025140178069301" table:style-name="ce26">
            <text:p>45,0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260852" table:style-name="ce5">
            <text:p>1.260.852</text:p>
          </table:table-cell>
          <table:table-cell office:value-type="percentage" office:value="0.82294490908687423" table:style-name="ce26">
            <text:p>82,3%</text:p>
          </table:table-cell>
          <table:table-cell office:value-type="float" office:value="749860" table:style-name="ce5">
            <text:p>749.860</text:p>
          </table:table-cell>
          <table:table-cell office:value-type="percentage" office:value="0.48942577679845339" table:style-name="ce26">
            <text:p>48,9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979676" table:style-name="ce5">
            <text:p>979.676</text:p>
          </table:table-cell>
          <table:table-cell office:value-type="percentage" office:value="0.85128369113555358" table:style-name="ce26">
            <text:p>85,1%</text:p>
          </table:table-cell>
          <table:table-cell office:value-type="float" office:value="537445" table:style-name="ce5">
            <text:p>537.445</text:p>
          </table:table-cell>
          <table:table-cell office:value-type="percentage" office:value="0.46700966787218179" table:style-name="ce26">
            <text:p>46,7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455408" table:style-name="ce5">
            <text:p>3.455.408</text:p>
          </table:table-cell>
          <table:table-cell office:value-type="percentage" office:value="0.79827251584632197" table:style-name="ce26">
            <text:p>79,8%</text:p>
          </table:table-cell>
          <table:table-cell office:value-type="float" office:value="1815526" table:style-name="ce5">
            <text:p>1.815.526</text:p>
          </table:table-cell>
          <table:table-cell office:value-type="percentage" office:value="0.41942500208496636" table:style-name="ce26">
            <text:p>41,9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203090" table:style-name="ce5">
            <text:p>2.203.090</text:p>
          </table:table-cell>
          <table:table-cell office:value-type="percentage" office:value="0.75993698610196536" table:style-name="ce26">
            <text:p>76,0%</text:p>
          </table:table-cell>
          <table:table-cell office:value-type="float" office:value="1235614" table:style-name="ce5">
            <text:p>1.235.614</text:p>
          </table:table-cell>
          <table:table-cell office:value-type="percentage" office:value="0.42621444386992535" table:style-name="ce26">
            <text:p>42,6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43515" table:style-name="ce5">
            <text:p>543.515</text:p>
          </table:table-cell>
          <table:table-cell office:value-type="percentage" office:value="0.87397569980446643" table:style-name="ce26">
            <text:p>87,4%</text:p>
          </table:table-cell>
          <table:table-cell office:value-type="float" office:value="324993" table:style-name="ce5">
            <text:p>324.993</text:p>
          </table:table-cell>
          <table:table-cell office:value-type="percentage" office:value="0.52259088453226299" table:style-name="ce26">
            <text:p>52,3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459757" table:style-name="ce5">
            <text:p>1.459.757</text:p>
          </table:table-cell>
          <table:table-cell office:value-type="percentage" office:value="0.84864609694430737" table:style-name="ce26">
            <text:p>84,9%</text:p>
          </table:table-cell>
          <table:table-cell office:value-type="float" office:value="906124" table:style-name="ce5">
            <text:p>906.124</text:p>
          </table:table-cell>
          <table:table-cell office:value-type="percentage" office:value="0.52678534574423241" table:style-name="ce26">
            <text:p>52,7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49722" table:style-name="ce5">
            <text:p>149.722</text:p>
          </table:table-cell>
          <table:table-cell office:value-type="percentage" office:value="0.7936033414431175" table:style-name="ce26">
            <text:p>79,4%</text:p>
          </table:table-cell>
          <table:table-cell office:value-type="float" office:value="93004" table:style-name="ce5">
            <text:p>93.004</text:p>
          </table:table-cell>
          <table:table-cell office:value-type="percentage" office:value="0.49296887008973767" table:style-name="ce26">
            <text:p>49,3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715374" table:style-name="ce5">
            <text:p>2.715.374</text:p>
          </table:table-cell>
          <table:table-cell office:value-type="percentage" office:value="0.72753759096316462" table:style-name="ce26">
            <text:p>72,8%</text:p>
          </table:table-cell>
          <table:table-cell office:value-type="float" office:value="1655715" table:style-name="ce5">
            <text:p>1.655.715</text:p>
          </table:table-cell>
          <table:table-cell office:value-type="percentage" office:value="0.44362025357154339" table:style-name="ce26">
            <text:p>44,4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54630" table:style-name="ce5">
            <text:p>654.630</text:p>
          </table:table-cell>
          <table:table-cell office:value-type="percentage" office:value="0.83181277573342549" table:style-name="ce26">
            <text:p>83,2%</text:p>
          </table:table-cell>
          <table:table-cell office:value-type="float" office:value="325819" table:style-name="ce5">
            <text:p>325.819</text:p>
          </table:table-cell>
          <table:table-cell office:value-type="percentage" office:value="0.41400547909000346" table:style-name="ce26">
            <text:p>41,4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21805" table:style-name="ce5">
            <text:p>321.805</text:p>
          </table:table-cell>
          <table:table-cell office:value-type="percentage" office:value="0.85700855929991637" table:style-name="ce26">
            <text:p>85,7%</text:p>
          </table:table-cell>
          <table:table-cell office:value-type="float" office:value="179359" table:style-name="ce5">
            <text:p>179.359</text:p>
          </table:table-cell>
          <table:table-cell office:value-type="percentage" office:value="0.47765633904841037" table:style-name="ce26">
            <text:p>47,8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088627" table:style-name="ce5">
            <text:p>1.088.627</text:p>
          </table:table-cell>
          <table:table-cell office:value-type="percentage" office:value="0.80444777795841149" table:style-name="ce26">
            <text:p>80,4%</text:p>
          </table:table-cell>
          <table:table-cell office:value-type="float" office:value="657542" table:style-name="ce5">
            <text:p>657.542</text:p>
          </table:table-cell>
          <table:table-cell office:value-type="percentage" office:value="0.48589480218139897" table:style-name="ce26">
            <text:p>48,6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1714" table:style-name="ce5">
            <text:p>31.714</text:p>
          </table:table-cell>
          <table:table-cell office:value-type="percentage" office:value="0.81363846272256146" table:style-name="ce26">
            <text:p>81,4%</text:p>
          </table:table-cell>
          <table:table-cell office:value-type="float" office:value="16906" table:style-name="ce5">
            <text:p>16.906</text:p>
          </table:table-cell>
          <table:table-cell office:value-type="percentage" office:value="0.43373184873518394" table:style-name="ce26">
            <text:p>43,4%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8772" table:style-name="ce5">
            <text:p>28.772</text:p>
          </table:table-cell>
          <table:table-cell office:value-type="percentage" office:value="0.77292142377434525" table:style-name="ce26">
            <text:p>77,3%</text:p>
          </table:table-cell>
          <table:table-cell office:value-type="float" office:value="15774" table:style-name="ce5">
            <text:p>15.774</text:p>
          </table:table-cell>
          <table:table-cell office:value-type="percentage" office:value="0.42374748153122899" table:style-name="ce26">
            <text:p>42,4%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401" table:style-name="ce5">
            <text:p>31.401</text:p>
          </table:table-cell>
          <table:table-cell office:value-type="string" table:style-name="ce26">
            <text:p>-</text:p>
          </table:table-cell>
          <table:table-cell office:value-type="float" office:value="6563" table:style-name="ce5">
            <text:p>6.563</text:p>
          </table:table-cell>
          <table:table-cell office:value-type="string" table:style-name="ce26">
            <text:p>-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57" table:style-name="ce5">
            <text:p>257</text:p>
          </table:table-cell>
          <table:table-cell office:value-type="string" table:style-name="ce26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26">
            <text:p>-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1706454" table:style-name="ce15">
            <text:p>21.706.454</text:p>
          </table:table-cell>
          <table:table-cell office:value-type="percentage" office:value="0.80227584923738815" table:style-name="ce16">
            <text:p>80,2%</text:p>
          </table:table-cell>
          <table:table-cell office:value-type="float" office:value="12144145" table:style-name="ce15">
            <text:p>12.144.145</text:p>
          </table:table-cell>
          <table:table-cell office:value-type="percentage" office:value="0.44885056965716197" table:style-name="ce16">
            <text:p>44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0902" table:style-name="ce35">
            <text:p>430.902</text:p>
          </table:table-cell>
          <table:table-cell office:value-type="percentage" office:value="1" table:style-name="ce36">
            <text:p>100,0%</text:p>
          </table:table-cell>
          <table:table-cell office:value-type="float" office:value="643015" table:style-name="ce35">
            <text:p>643.015</text:p>
          </table:table-cell>
          <table:table-cell office:value-type="percentage" office:value="0.98867433089220014" table:style-name="ce36">
            <text:p>98,9%</text:p>
          </table:table-cell>
          <table:table-cell office:value-type="float" office:value="866369" table:style-name="ce35">
            <text:p>866.369</text:p>
          </table:table-cell>
          <table:table-cell office:value-type="percentage" office:value="0.94566592479154543" table:style-name="ce36">
            <text:p>94,6%</text:p>
          </table:table-cell>
          <table:table-cell office:value-type="float" office:value="1110055" table:style-name="ce35">
            <text:p>1.110.055</text:p>
          </table:table-cell>
          <table:table-cell office:value-type="percentage" office:value="0.87749926681059054" table:style-name="ce36">
            <text:p>87,7%</text:p>
          </table:table-cell>
          <table:table-cell office:value-type="float" office:value="815665" table:style-name="ce35">
            <text:p>815.665</text:p>
          </table:table-cell>
          <table:table-cell office:value-type="percentage" office:value="0.58887932690016853" table:style-name="ce36">
            <text:p>58,9%</text:p>
          </table:table-cell>
          <table:table-cell office:value-type="float" office:value="177156" table:style-name="ce35">
            <text:p>177.156</text:p>
          </table:table-cell>
          <table:table-cell office:value-type="percentage" office:value="0.15537042510329174" table:style-name="ce36">
            <text:p>15,5%</text:p>
          </table:table-cell>
          <table:table-cell office:value-type="float" office:value="98743" table:style-name="ce35">
            <text:p>98.743</text:p>
          </table:table-cell>
          <table:table-cell office:value-type="percentage" office:value="0.1063270993418559" table:style-name="ce36">
            <text:p>10,6%</text:p>
          </table:table-cell>
          <table:table-cell office:value-type="float" office:value="4663" table:style-name="ce35">
            <text:p>4.663</text:p>
          </table:table-cell>
          <table:table-cell office:value-type="percentage" office:value="6.1933279940284787E-3" table:style-name="ce36">
            <text:p>0,6%</text:p>
          </table:table-cell>
          <table:table-cell office:value-type="float" office:value="4146568" table:style-name="ce35">
            <text:p>4.146.56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5643879642645067" table:style-name="ce36">
            <text:p>5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641" table:style-name="ce38">
            <text:p>100.641</text:p>
          </table:table-cell>
          <table:table-cell office:value-type="percentage" office:value="1" table:style-name="ce39">
            <text:p>100,0%</text:p>
          </table:table-cell>
          <table:table-cell office:value-type="float" office:value="117832" table:style-name="ce38">
            <text:p>117.832</text:p>
          </table:table-cell>
          <table:table-cell office:value-type="percentage" office:value="0.99055945525618927" table:style-name="ce39">
            <text:p>99,1%</text:p>
          </table:table-cell>
          <table:table-cell office:value-type="float" office:value="147087" table:style-name="ce38">
            <text:p>147.087</text:p>
          </table:table-cell>
          <table:table-cell office:value-type="percentage" office:value="0.94065243945333732" table:style-name="ce39">
            <text:p>94,1%</text:p>
          </table:table-cell>
          <table:table-cell office:value-type="float" office:value="169774" table:style-name="ce38">
            <text:p>169.774</text:p>
          </table:table-cell>
          <table:table-cell office:value-type="percentage" office:value="0.85629406958328713" table:style-name="ce39">
            <text:p>85,6%</text:p>
          </table:table-cell>
          <table:table-cell office:value-type="float" office:value="112811" table:style-name="ce38">
            <text:p>112.811</text:p>
          </table:table-cell>
          <table:table-cell office:value-type="percentage" office:value="0.52484146959891698" table:style-name="ce39">
            <text:p>52,5%</text:p>
          </table:table-cell>
          <table:table-cell office:value-type="float" office:value="25525" table:style-name="ce38">
            <text:p>25.525</text:p>
          </table:table-cell>
          <table:table-cell office:value-type="percentage" office:value="0.15536929500992172" table:style-name="ce39">
            <text:p>15,5%</text:p>
          </table:table-cell>
          <table:table-cell office:value-type="float" office:value="16732" table:style-name="ce38">
            <text:p>16.732</text:p>
          </table:table-cell>
          <table:table-cell office:value-type="percentage" office:value="0.12831189944862387" table:style-name="ce39">
            <text:p>12,8%</text:p>
          </table:table-cell>
          <table:table-cell office:value-type="float" office:value="1242" table:style-name="ce38">
            <text:p>1.242</text:p>
          </table:table-cell>
          <table:table-cell office:value-type="percentage" office:value="1.2045505242025429E-2" table:style-name="ce39">
            <text:p>1,2%</text:p>
          </table:table-cell>
          <table:table-cell office:value-type="float" office:value="691644" table:style-name="ce38">
            <text:p>691.64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8359982921762432" table:style-name="ce39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393" table:style-name="ce38">
            <text:p>88.393</text:p>
          </table:table-cell>
          <table:table-cell office:value-type="percentage" office:value="1" table:style-name="ce39">
            <text:p>100,0%</text:p>
          </table:table-cell>
          <table:table-cell office:value-type="float" office:value="113318" table:style-name="ce38">
            <text:p>113.318</text:p>
          </table:table-cell>
          <table:table-cell office:value-type="percentage" office:value="1" table:style-name="ce39">
            <text:p>100,0%</text:p>
          </table:table-cell>
          <table:table-cell office:value-type="float" office:value="141309" table:style-name="ce38">
            <text:p>141.309</text:p>
          </table:table-cell>
          <table:table-cell office:value-type="percentage" office:value="0.94425066153476067" table:style-name="ce39">
            <text:p>94,4%</text:p>
          </table:table-cell>
          <table:table-cell office:value-type="float" office:value="142169" table:style-name="ce38">
            <text:p>142.169</text:p>
          </table:table-cell>
          <table:table-cell office:value-type="percentage" office:value="0.87410618217590452" table:style-name="ce39">
            <text:p>87,4%</text:p>
          </table:table-cell>
          <table:table-cell office:value-type="float" office:value="110813" table:style-name="ce38">
            <text:p>110.813</text:p>
          </table:table-cell>
          <table:table-cell office:value-type="percentage" office:value="0.66357871288018055" table:style-name="ce39">
            <text:p>66,4%</text:p>
          </table:table-cell>
          <table:table-cell office:value-type="float" office:value="16352" table:style-name="ce38">
            <text:p>16.352</text:p>
          </table:table-cell>
          <table:table-cell office:value-type="percentage" office:value="0.14287336938952042" table:style-name="ce39">
            <text:p>14,3%</text:p>
          </table:table-cell>
          <table:table-cell office:value-type="float" office:value="10120" table:style-name="ce38">
            <text:p>10.120</text:p>
          </table:table-cell>
          <table:table-cell office:value-type="percentage" office:value="0.12792152797967413" table:style-name="ce39">
            <text:p>12,8%</text:p>
          </table:table-cell>
          <table:table-cell office:value-type="float" office:value="542" table:style-name="ce38">
            <text:p>542</text:p>
          </table:table-cell>
          <table:table-cell office:value-type="percentage" office:value="8.4687500000000006E-3" table:style-name="ce39">
            <text:p>0,8%</text:p>
          </table:table-cell>
          <table:table-cell office:value-type="float" office:value="623016" table:style-name="ce38">
            <text:p>623.01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670928241714823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48" table:style-name="ce38">
            <text:p>50.648</text:p>
          </table:table-cell>
          <table:table-cell office:value-type="percentage" office:value="1" table:style-name="ce39">
            <text:p>100,0%</text:p>
          </table:table-cell>
          <table:table-cell office:value-type="float" office:value="77122" table:style-name="ce38">
            <text:p>77.122</text:p>
          </table:table-cell>
          <table:table-cell office:value-type="percentage" office:value="0.95784688757514036" table:style-name="ce39">
            <text:p>95,8%</text:p>
          </table:table-cell>
          <table:table-cell office:value-type="float" office:value="98904" table:style-name="ce38">
            <text:p>98.904</text:p>
          </table:table-cell>
          <table:table-cell office:value-type="percentage" office:value="0.8436676305755304" table:style-name="ce39">
            <text:p>84,4%</text:p>
          </table:table-cell>
          <table:table-cell office:value-type="float" office:value="129050" table:style-name="ce38">
            <text:p>129.050</text:p>
          </table:table-cell>
          <table:table-cell office:value-type="percentage" office:value="0.77836149025615664" table:style-name="ce39">
            <text:p>77,8%</text:p>
          </table:table-cell>
          <table:table-cell office:value-type="float" office:value="114318" table:style-name="ce38">
            <text:p>114.318</text:p>
          </table:table-cell>
          <table:table-cell office:value-type="percentage" office:value="0.55447878470403356" table:style-name="ce39">
            <text:p>55,4%</text:p>
          </table:table-cell>
          <table:table-cell office:value-type="float" office:value="29890" table:style-name="ce38">
            <text:p>29.890</text:p>
          </table:table-cell>
          <table:table-cell office:value-type="percentage" office:value="0.16406219982764961" table:style-name="ce39">
            <text:p>16,4%</text:p>
          </table:table-cell>
          <table:table-cell office:value-type="float" office:value="11984" table:style-name="ce38">
            <text:p>11.984</text:p>
          </table:table-cell>
          <table:table-cell office:value-type="percentage" office:value="8.6877093271084949E-2" table:style-name="ce39">
            <text:p>8,7%</text:p>
          </table:table-cell>
          <table:table-cell office:value-type="float" office:value="553" table:style-name="ce38">
            <text:p>553</text:p>
          </table:table-cell>
          <table:table-cell office:value-type="percentage" office:value="5.7917888563049852E-3" table:style-name="ce39">
            <text:p>0,6%</text:p>
          </table:table-cell>
          <table:table-cell office:value-type="float" office:value="512469" table:style-name="ce38">
            <text:p>512.46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95202765186251" table:style-name="ce39">
            <text:p>4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268" table:style-name="ce38">
            <text:p>91.268</text:p>
          </table:table-cell>
          <table:table-cell office:value-type="percentage" office:value="1" table:style-name="ce39">
            <text:p>100,0%</text:p>
          </table:table-cell>
          <table:table-cell office:value-type="float" office:value="147233" table:style-name="ce38">
            <text:p>147.233</text:p>
          </table:table-cell>
          <table:table-cell office:value-type="percentage" office:value="0.9527732299668028" table:style-name="ce39">
            <text:p>95,3%</text:p>
          </table:table-cell>
          <table:table-cell office:value-type="float" office:value="207177" table:style-name="ce38">
            <text:p>207.177</text:p>
          </table:table-cell>
          <table:table-cell office:value-type="percentage" office:value="0.88125925169720787" table:style-name="ce39">
            <text:p>88,1%</text:p>
          </table:table-cell>
          <table:table-cell office:value-type="float" office:value="272783" table:style-name="ce38">
            <text:p>272.783</text:p>
          </table:table-cell>
          <table:table-cell office:value-type="percentage" office:value="0.77824154379878574" table:style-name="ce39">
            <text:p>77,8%</text:p>
          </table:table-cell>
          <table:table-cell office:value-type="float" office:value="193342" table:style-name="ce38">
            <text:p>193.342</text:p>
          </table:table-cell>
          <table:table-cell office:value-type="percentage" office:value="0.49840174879615595" table:style-name="ce39">
            <text:p>49,8%</text:p>
          </table:table-cell>
          <table:table-cell office:value-type="float" office:value="54149" table:style-name="ce38">
            <text:p>54.149</text:p>
          </table:table-cell>
          <table:table-cell office:value-type="percentage" office:value="0.17414949796419818" table:style-name="ce39">
            <text:p>17,4%</text:p>
          </table:table-cell>
          <table:table-cell office:value-type="float" office:value="23665" table:style-name="ce38">
            <text:p>23.665</text:p>
          </table:table-cell>
          <table:table-cell office:value-type="percentage" office:value="9.4002732891621782E-2" table:style-name="ce39">
            <text:p>9,4%</text:p>
          </table:table-cell>
          <table:table-cell office:value-type="float" office:value="993" table:style-name="ce38">
            <text:p>993</text:p>
          </table:table-cell>
          <table:table-cell office:value-type="percentage" office:value="5.5228952652157711E-3" table:style-name="ce39">
            <text:p>0,6%</text:p>
          </table:table-cell>
          <table:table-cell office:value-type="float" office:value="990610" table:style-name="ce38">
            <text:p>990.61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0521375742436403" table:style-name="ce39">
            <text:p>5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43" table:style-name="ce38">
            <text:p>42.143</text:p>
          </table:table-cell>
          <table:table-cell office:value-type="percentage" office:value="1" table:style-name="ce39">
            <text:p>100,0%</text:p>
          </table:table-cell>
          <table:table-cell office:value-type="float" office:value="55568" table:style-name="ce38">
            <text:p>55.568</text:p>
          </table:table-cell>
          <table:table-cell office:value-type="percentage" office:value="1" table:style-name="ce39">
            <text:p>100,0%</text:p>
          </table:table-cell>
          <table:table-cell office:value-type="float" office:value="73459" table:style-name="ce38">
            <text:p>73.459</text:p>
          </table:table-cell>
          <table:table-cell office:value-type="percentage" office:value="0.94975757967548002" table:style-name="ce39">
            <text:p>95,0%</text:p>
          </table:table-cell>
          <table:table-cell office:value-type="float" office:value="76528" table:style-name="ce38">
            <text:p>76.528</text:p>
          </table:table-cell>
          <table:table-cell office:value-type="percentage" office:value="0.850651371659775" table:style-name="ce39">
            <text:p>85,1%</text:p>
          </table:table-cell>
          <table:table-cell office:value-type="float" office:value="42158" table:style-name="ce38">
            <text:p>42.158</text:p>
          </table:table-cell>
          <table:table-cell office:value-type="percentage" office:value="0.43120007364297475" table:style-name="ce39">
            <text:p>43,1%</text:p>
          </table:table-cell>
          <table:table-cell office:value-type="float" office:value="9591" table:style-name="ce38">
            <text:p>9.591</text:p>
          </table:table-cell>
          <table:table-cell office:value-type="percentage" office:value="0.13609467455621302" table:style-name="ce39">
            <text:p>13,6%</text:p>
          </table:table-cell>
          <table:table-cell office:value-type="float" office:value="5394" table:style-name="ce38">
            <text:p>5.394</text:p>
          </table:table-cell>
          <table:table-cell office:value-type="percentage" office:value="0.1068013068013068" table:style-name="ce39">
            <text:p>10,7%</text:p>
          </table:table-cell>
          <table:table-cell office:value-type="float" office:value="141" table:style-name="ce38">
            <text:p>141</text:p>
          </table:table-cell>
          <table:table-cell office:value-type="percentage" office:value="3.207242453881673E-3" table:style-name="ce39">
            <text:p>0,3%</text:p>
          </table:table-cell>
          <table:table-cell office:value-type="float" office:value="304982" table:style-name="ce38">
            <text:p>304.98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8188568801073026" table:style-name="ce39">
            <text:p>5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341" table:style-name="ce38">
            <text:p>228.341</text:p>
          </table:table-cell>
          <table:table-cell office:value-type="percentage" office:value="1" table:style-name="ce39">
            <text:p>100,0%</text:p>
          </table:table-cell>
          <table:table-cell office:value-type="float" office:value="248352" table:style-name="ce38">
            <text:p>248.352</text:p>
          </table:table-cell>
          <table:table-cell office:value-type="percentage" office:value="1" table:style-name="ce39">
            <text:p>100,0%</text:p>
          </table:table-cell>
          <table:table-cell office:value-type="float" office:value="306654" table:style-name="ce38">
            <text:p>306.654</text:p>
          </table:table-cell>
          <table:table-cell office:value-type="percentage" office:value="0.96258024013183707" table:style-name="ce39">
            <text:p>96,3%</text:p>
          </table:table-cell>
          <table:table-cell office:value-type="float" office:value="331751" table:style-name="ce38">
            <text:p>331.751</text:p>
          </table:table-cell>
          <table:table-cell office:value-type="percentage" office:value="0.87033777136485868" table:style-name="ce39">
            <text:p>87,0%</text:p>
          </table:table-cell>
          <table:table-cell office:value-type="float" office:value="145754" table:style-name="ce38">
            <text:p>145.754</text:p>
          </table:table-cell>
          <table:table-cell office:value-type="percentage" office:value="0.40118908355238714" table:style-name="ce39">
            <text:p>40,1%</text:p>
          </table:table-cell>
          <table:table-cell office:value-type="float" office:value="36431" table:style-name="ce38">
            <text:p>36.431</text:p>
          </table:table-cell>
          <table:table-cell office:value-type="percentage" office:value="0.13604672439998058" table:style-name="ce39">
            <text:p>13,6%</text:p>
          </table:table-cell>
          <table:table-cell office:value-type="float" office:value="23757" table:style-name="ce38">
            <text:p>23.757</text:p>
          </table:table-cell>
          <table:table-cell office:value-type="percentage" office:value="0.1125892154725458" table:style-name="ce39">
            <text:p>11,3%</text:p>
          </table:table-cell>
          <table:table-cell office:value-type="float" office:value="829" table:style-name="ce38">
            <text:p>829</text:p>
          </table:table-cell>
          <table:table-cell office:value-type="percentage" office:value="5.0138500804393317E-3" table:style-name="ce39">
            <text:p>0,5%</text:p>
          </table:table-cell>
          <table:table-cell office:value-type="float" office:value="1321869" table:style-name="ce38">
            <text:p>1.321.86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0740594039387885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293" table:style-name="ce38">
            <text:p>137.293</text:p>
          </table:table-cell>
          <table:table-cell office:value-type="percentage" office:value="1" table:style-name="ce39">
            <text:p>100,0%</text:p>
          </table:table-cell>
          <table:table-cell office:value-type="float" office:value="157059" table:style-name="ce38">
            <text:p>157.059</text:p>
          </table:table-cell>
          <table:table-cell office:value-type="percentage" office:value="0.98716538550983335" table:style-name="ce39">
            <text:p>98,7%</text:p>
          </table:table-cell>
          <table:table-cell office:value-type="float" office:value="210340" table:style-name="ce38">
            <text:p>210.340</text:p>
          </table:table-cell>
          <table:table-cell office:value-type="percentage" office:value="0.9629012470015198" table:style-name="ce39">
            <text:p>96,3%</text:p>
          </table:table-cell>
          <table:table-cell office:value-type="float" office:value="269885" table:style-name="ce38">
            <text:p>269.885</text:p>
          </table:table-cell>
          <table:table-cell office:value-type="percentage" office:value="0.87773759423438424" table:style-name="ce39">
            <text:p>87,8%</text:p>
          </table:table-cell>
          <table:table-cell office:value-type="float" office:value="205099" table:style-name="ce38">
            <text:p>205.099</text:p>
          </table:table-cell>
          <table:table-cell office:value-type="percentage" office:value="0.62037476747175635" table:style-name="ce39">
            <text:p>62,0%</text:p>
          </table:table-cell>
          <table:table-cell office:value-type="float" office:value="33888" table:style-name="ce38">
            <text:p>33.888</text:p>
          </table:table-cell>
          <table:table-cell office:value-type="percentage" office:value="0.12744592912399727" table:style-name="ce39">
            <text:p>12,7%</text:p>
          </table:table-cell>
          <table:table-cell office:value-type="float" office:value="19535" table:style-name="ce38">
            <text:p>19.535</text:p>
          </table:table-cell>
          <table:table-cell office:value-type="percentage" office:value="8.9573522736130659E-2" table:style-name="ce39">
            <text:p>9,0%</text:p>
          </table:table-cell>
          <table:table-cell office:value-type="float" office:value="753" table:style-name="ce38">
            <text:p>753</text:p>
          </table:table-cell>
          <table:table-cell office:value-type="percentage" office:value="4.3282827121605772E-3" table:style-name="ce39">
            <text:p>0,4%</text:p>
          </table:table-cell>
          <table:table-cell office:value-type="float" office:value="1033852" table:style-name="ce38">
            <text:p>1.033.85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715729462445488" table:style-name="ce39">
            <text:p>5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4957" table:style-name="ce38">
            <text:p>454.957</text:p>
          </table:table-cell>
          <table:table-cell office:value-type="percentage" office:value="1" table:style-name="ce39">
            <text:p>100,0%</text:p>
          </table:table-cell>
          <table:table-cell office:value-type="float" office:value="609413" table:style-name="ce38">
            <text:p>609.413</text:p>
          </table:table-cell>
          <table:table-cell office:value-type="percentage" office:value="0.95926440125170787" table:style-name="ce39">
            <text:p>95,9%</text:p>
          </table:table-cell>
          <table:table-cell office:value-type="float" office:value="740565" table:style-name="ce38">
            <text:p>740.565</text:p>
          </table:table-cell>
          <table:table-cell office:value-type="percentage" office:value="0.88416803568358515" table:style-name="ce39">
            <text:p>88,4%</text:p>
          </table:table-cell>
          <table:table-cell office:value-type="float" office:value="910419" table:style-name="ce38">
            <text:p>910.419</text:p>
          </table:table-cell>
          <table:table-cell office:value-type="percentage" office:value="0.83388503178295992" table:style-name="ce39">
            <text:p>83,4%</text:p>
          </table:table-cell>
          <table:table-cell office:value-type="float" office:value="740054" table:style-name="ce38">
            <text:p>740.054</text:p>
          </table:table-cell>
          <table:table-cell office:value-type="percentage" office:value="0.56202862339615189" table:style-name="ce39">
            <text:p>56,2%</text:p>
          </table:table-cell>
          <table:table-cell office:value-type="float" office:value="143910" table:style-name="ce38">
            <text:p>143.910</text:p>
          </table:table-cell>
          <table:table-cell office:value-type="percentage" office:value="0.13775879431619334" table:style-name="ce39">
            <text:p>13,8%</text:p>
          </table:table-cell>
          <table:table-cell office:value-type="float" office:value="111080" table:style-name="ce38">
            <text:p>111.080</text:p>
          </table:table-cell>
          <table:table-cell office:value-type="percentage" office:value="0.13240596708922622" table:style-name="ce39">
            <text:p>13,2%</text:p>
          </table:table-cell>
          <table:table-cell office:value-type="float" office:value="8776" table:style-name="ce38">
            <text:p>8.776</text:p>
          </table:table-cell>
          <table:table-cell office:value-type="percentage" office:value="1.3374664337987643E-2" table:style-name="ce39">
            <text:p>1,3%</text:p>
          </table:table-cell>
          <table:table-cell office:value-type="float" office:value="3719174" table:style-name="ce38">
            <text:p>3.719.17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4149374814366169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574" table:style-name="ce38">
            <text:p>294.574</text:p>
          </table:table-cell>
          <table:table-cell office:value-type="percentage" office:value="1" table:style-name="ce39">
            <text:p>100,0%</text:p>
          </table:table-cell>
          <table:table-cell office:value-type="float" office:value="428592" table:style-name="ce38">
            <text:p>428.592</text:p>
          </table:table-cell>
          <table:table-cell office:value-type="percentage" office:value="0.97882894610630744" table:style-name="ce39">
            <text:p>97,9%</text:p>
          </table:table-cell>
          <table:table-cell office:value-type="float" office:value="534726" table:style-name="ce38">
            <text:p>534.726</text:p>
          </table:table-cell>
          <table:table-cell office:value-type="percentage" office:value="0.92078563458279949" table:style-name="ce39">
            <text:p>92,1%</text:p>
          </table:table-cell>
          <table:table-cell office:value-type="float" office:value="622892" table:style-name="ce38">
            <text:p>622.892</text:p>
          </table:table-cell>
          <table:table-cell office:value-type="percentage" office:value="0.82794609840841971" table:style-name="ce39">
            <text:p>82,8%</text:p>
          </table:table-cell>
          <table:table-cell office:value-type="float" office:value="322306" table:style-name="ce38">
            <text:p>322.306</text:p>
          </table:table-cell>
          <table:table-cell office:value-type="percentage" office:value="0.37847644635668892" table:style-name="ce39">
            <text:p>37,8%</text:p>
          </table:table-cell>
          <table:table-cell office:value-type="float" office:value="78509" table:style-name="ce38">
            <text:p>78.509</text:p>
          </table:table-cell>
          <table:table-cell office:value-type="percentage" office:value="0.1210141208060312" table:style-name="ce39">
            <text:p>12,1%</text:p>
          </table:table-cell>
          <table:table-cell office:value-type="float" office:value="54225" table:style-name="ce38">
            <text:p>54.225</text:p>
          </table:table-cell>
          <table:table-cell office:value-type="percentage" office:value="0.10506155473663407" table:style-name="ce39">
            <text:p>10,5%</text:p>
          </table:table-cell>
          <table:table-cell office:value-type="float" office:value="2260" table:style-name="ce38">
            <text:p>2.260</text:p>
          </table:table-cell>
          <table:table-cell office:value-type="percentage" office:value="5.3235217216175022E-3" table:style-name="ce39">
            <text:p>0,5%</text:p>
          </table:table-cell>
          <table:table-cell office:value-type="float" office:value="2338084" table:style-name="ce38">
            <text:p>2.338.08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2091018320541638" table:style-name="ce39">
            <text:p>5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988" table:style-name="ce38">
            <text:p>77.988</text:p>
          </table:table-cell>
          <table:table-cell office:value-type="percentage" office:value="1" table:style-name="ce39">
            <text:p>100,0%</text:p>
          </table:table-cell>
          <table:table-cell office:value-type="float" office:value="95289" table:style-name="ce38">
            <text:p>95.289</text:p>
          </table:table-cell>
          <table:table-cell office:value-type="percentage" office:value="1" table:style-name="ce39">
            <text:p>100,0%</text:p>
          </table:table-cell>
          <table:table-cell office:value-type="float" office:value="126626" table:style-name="ce38">
            <text:p>126.626</text:p>
          </table:table-cell>
          <table:table-cell office:value-type="percentage" office:value="1" table:style-name="ce39">
            <text:p>100,0%</text:p>
          </table:table-cell>
          <table:table-cell office:value-type="float" office:value="152526" table:style-name="ce38">
            <text:p>152.526</text:p>
          </table:table-cell>
          <table:table-cell office:value-type="percentage" office:value="0.90136866490166412" table:style-name="ce39">
            <text:p>90,1%</text:p>
          </table:table-cell>
          <table:table-cell office:value-type="float" office:value="91086" table:style-name="ce38">
            <text:p>91.086</text:p>
          </table:table-cell>
          <table:table-cell office:value-type="percentage" office:value="0.57109358345768491" table:style-name="ce39">
            <text:p>57,1%</text:p>
          </table:table-cell>
          <table:table-cell office:value-type="float" office:value="17806" table:style-name="ce38">
            <text:p>17.806</text:p>
          </table:table-cell>
          <table:table-cell office:value-type="percentage" office:value="0.13339926130702207" table:style-name="ce39">
            <text:p>13,3%</text:p>
          </table:table-cell>
          <table:table-cell office:value-type="float" office:value="8922" table:style-name="ce38">
            <text:p>8.922</text:p>
          </table:table-cell>
          <table:table-cell office:value-type="percentage" office:value="7.873279209318744E-2" table:style-name="ce39">
            <text:p>7,9%</text:p>
          </table:table-cell>
          <table:table-cell office:value-type="float" office:value="331" table:style-name="ce38">
            <text:p>331</text:p>
          </table:table-cell>
          <table:table-cell office:value-type="percentage" office:value="3.9056047197640119E-3" table:style-name="ce39">
            <text:p>0,4%</text:p>
          </table:table-cell>
          <table:table-cell office:value-type="float" office:value="570574" table:style-name="ce38">
            <text:p>570.574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984391207809221" table:style-name="ce39">
            <text:p>5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682" table:style-name="ce38">
            <text:p>240.682</text:p>
          </table:table-cell>
          <table:table-cell office:value-type="percentage" office:value="1" table:style-name="ce39">
            <text:p>100,0%</text:p>
          </table:table-cell>
          <table:table-cell office:value-type="float" office:value="288402" table:style-name="ce38">
            <text:p>288.402</text:p>
          </table:table-cell>
          <table:table-cell office:value-type="percentage" office:value="0.99530649291487494" table:style-name="ce39">
            <text:p>99,5%</text:p>
          </table:table-cell>
          <table:table-cell office:value-type="float" office:value="331826" table:style-name="ce38">
            <text:p>331.826</text:p>
          </table:table-cell>
          <table:table-cell office:value-type="percentage" office:value="0.95647211084752704" table:style-name="ce39">
            <text:p>95,6%</text:p>
          </table:table-cell>
          <table:table-cell office:value-type="float" office:value="368313" table:style-name="ce38">
            <text:p>368.313</text:p>
          </table:table-cell>
          <table:table-cell office:value-type="percentage" office:value="0.90742296539201606" table:style-name="ce39">
            <text:p>90,7%</text:p>
          </table:table-cell>
          <table:table-cell office:value-type="float" office:value="230534" table:style-name="ce38">
            <text:p>230.534</text:p>
          </table:table-cell>
          <table:table-cell office:value-type="percentage" office:value="0.5201332969331327" table:style-name="ce39">
            <text:p>52,0%</text:p>
          </table:table-cell>
          <table:table-cell office:value-type="float" office:value="38149" table:style-name="ce38">
            <text:p>38.149</text:p>
          </table:table-cell>
          <table:table-cell office:value-type="percentage" office:value="0.1179593578390145" table:style-name="ce39">
            <text:p>11,8%</text:p>
          </table:table-cell>
          <table:table-cell office:value-type="float" office:value="19902" table:style-name="ce38">
            <text:p>19.902</text:p>
          </table:table-cell>
          <table:table-cell office:value-type="percentage" office:value="8.6162931150181185E-2" table:style-name="ce39">
            <text:p>8,6%</text:p>
          </table:table-cell>
          <table:table-cell office:value-type="float" office:value="359" table:style-name="ce38">
            <text:p>359</text:p>
          </table:table-cell>
          <table:table-cell office:value-type="percentage" office:value="1.9943668857322215E-3" table:style-name="ce39">
            <text:p>0,2%</text:p>
          </table:table-cell>
          <table:table-cell office:value-type="float" office:value="1518167" table:style-name="ce38">
            <text:p>1.518.16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1852469161706047" table:style-name="ce39">
            <text:p>6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297" table:style-name="ce38">
            <text:p>23.297</text:p>
          </table:table-cell>
          <table:table-cell office:value-type="percentage" office:value="1" table:style-name="ce39">
            <text:p>100,0%</text:p>
          </table:table-cell>
          <table:table-cell office:value-type="float" office:value="28458" table:style-name="ce38">
            <text:p>28.458</text:p>
          </table:table-cell>
          <table:table-cell office:value-type="percentage" office:value="1" table:style-name="ce39">
            <text:p>100,0%</text:p>
          </table:table-cell>
          <table:table-cell office:value-type="float" office:value="36062" table:style-name="ce38">
            <text:p>36.062</text:p>
          </table:table-cell>
          <table:table-cell office:value-type="percentage" office:value="0.95609523304523036" table:style-name="ce39">
            <text:p>95,6%</text:p>
          </table:table-cell>
          <table:table-cell office:value-type="float" office:value="41423" table:style-name="ce38">
            <text:p>41.423</text:p>
          </table:table-cell>
          <table:table-cell office:value-type="percentage" office:value="0.86906260490097353" table:style-name="ce39">
            <text:p>86,9%</text:p>
          </table:table-cell>
          <table:table-cell office:value-type="float" office:value="20482" table:style-name="ce38">
            <text:p>20.482</text:p>
          </table:table-cell>
          <table:table-cell office:value-type="percentage" office:value="0.38683966985853779" table:style-name="ce39">
            <text:p>38,7%</text:p>
          </table:table-cell>
          <table:table-cell office:value-type="float" office:value="5289" table:style-name="ce38">
            <text:p>5.289</text:p>
          </table:table-cell>
          <table:table-cell office:value-type="percentage" office:value="0.13451511991657977" table:style-name="ce39">
            <text:p>13,5%</text:p>
          </table:table-cell>
          <table:table-cell office:value-type="float" office:value="3552" table:style-name="ce38">
            <text:p>3.552</text:p>
          </table:table-cell>
          <table:table-cell office:value-type="percentage" office:value="0.11661960732812397" table:style-name="ce39">
            <text:p>11,7%</text:p>
          </table:table-cell>
          <table:table-cell office:value-type="float" office:value="150" table:style-name="ce38">
            <text:p>150</text:p>
          </table:table-cell>
          <table:table-cell office:value-type="percentage" office:value="5.8749804167319442E-3" table:style-name="ce39">
            <text:p>0,6%</text:p>
          </table:table-cell>
          <table:table-cell office:value-type="float" office:value="158713" table:style-name="ce38">
            <text:p>158.71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5890763108779096" table:style-name="ce39">
            <text:p>5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0728" table:style-name="ce38">
            <text:p>370.728</text:p>
          </table:table-cell>
          <table:table-cell office:value-type="percentage" office:value="1" table:style-name="ce39">
            <text:p>100,0%</text:p>
          </table:table-cell>
          <table:table-cell office:value-type="float" office:value="504196" table:style-name="ce38">
            <text:p>504.196</text:p>
          </table:table-cell>
          <table:table-cell office:value-type="percentage" office:value="0.95839994221422176" table:style-name="ce39">
            <text:p>95,8%</text:p>
          </table:table-cell>
          <table:table-cell office:value-type="float" office:value="652792" table:style-name="ce38">
            <text:p>652.792</text:p>
          </table:table-cell>
          <table:table-cell office:value-type="percentage" office:value="0.92815392074480718" table:style-name="ce39">
            <text:p>92,8%</text:p>
          </table:table-cell>
          <table:table-cell office:value-type="float" office:value="836690" table:style-name="ce38">
            <text:p>836.690</text:p>
          </table:table-cell>
          <table:table-cell office:value-type="percentage" office:value="0.86009932328175964" table:style-name="ce39">
            <text:p>86,0%</text:p>
          </table:table-cell>
          <table:table-cell office:value-type="float" office:value="350968" table:style-name="ce38">
            <text:p>350.968</text:p>
          </table:table-cell>
          <table:table-cell office:value-type="percentage" office:value="0.30100920177259982" table:style-name="ce39">
            <text:p>30,1%</text:p>
          </table:table-cell>
          <table:table-cell office:value-type="float" office:value="124224" table:style-name="ce38">
            <text:p>124.224</text:p>
          </table:table-cell>
          <table:table-cell office:value-type="percentage" office:value="0.13081167600353819" table:style-name="ce39">
            <text:p>13,1%</text:p>
          </table:table-cell>
          <table:table-cell office:value-type="float" office:value="84380" table:style-name="ce38">
            <text:p>84.380</text:p>
          </table:table-cell>
          <table:table-cell office:value-type="percentage" office:value="0.11364692413885989" table:style-name="ce39">
            <text:p>11,4%</text:p>
          </table:table-cell>
          <table:table-cell office:value-type="float" office:value="4098" table:style-name="ce38">
            <text:p>4.098</text:p>
          </table:table-cell>
          <table:table-cell office:value-type="percentage" office:value="7.4032322750577188E-3" table:style-name="ce39">
            <text:p>0,7%</text:p>
          </table:table-cell>
          <table:table-cell office:value-type="float" office:value="2928076" table:style-name="ce38">
            <text:p>2.928.07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89813793621445" table:style-name="ce39">
            <text:p>4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233" table:style-name="ce38">
            <text:p>73.233</text:p>
          </table:table-cell>
          <table:table-cell office:value-type="percentage" office:value="1" table:style-name="ce39">
            <text:p>100,0%</text:p>
          </table:table-cell>
          <table:table-cell office:value-type="float" office:value="101003" table:style-name="ce38">
            <text:p>101.003</text:p>
          </table:table-cell>
          <table:table-cell office:value-type="percentage" office:value="0.98157416495787131" table:style-name="ce39">
            <text:p>98,2%</text:p>
          </table:table-cell>
          <table:table-cell office:value-type="float" office:value="134456" table:style-name="ce38">
            <text:p>134.456</text:p>
          </table:table-cell>
          <table:table-cell office:value-type="percentage" office:value="0.91523323962452952" table:style-name="ce39">
            <text:p>91,5%</text:p>
          </table:table-cell>
          <table:table-cell office:value-type="float" office:value="185388" table:style-name="ce38">
            <text:p>185.388</text:p>
          </table:table-cell>
          <table:table-cell office:value-type="percentage" office:value="0.86932137899988748" table:style-name="ce39">
            <text:p>86,9%</text:p>
          </table:table-cell>
          <table:table-cell office:value-type="float" office:value="160550" table:style-name="ce38">
            <text:p>160.550</text:p>
          </table:table-cell>
          <table:table-cell office:value-type="percentage" office:value="0.63169615631283027" table:style-name="ce39">
            <text:p>63,2%</text:p>
          </table:table-cell>
          <table:table-cell office:value-type="float" office:value="23575" table:style-name="ce38">
            <text:p>23.575</text:p>
          </table:table-cell>
          <table:table-cell office:value-type="percentage" office:value="0.11279742396042162" table:style-name="ce39">
            <text:p>11,3%</text:p>
          </table:table-cell>
          <table:table-cell office:value-type="float" office:value="17249" table:style-name="ce38">
            <text:p>17.249</text:p>
          </table:table-cell>
          <table:table-cell office:value-type="percentage" office:value="0.10014049510008824" table:style-name="ce39">
            <text:p>10,0%</text:p>
          </table:table-cell>
          <table:table-cell office:value-type="float" office:value="817" table:style-name="ce38">
            <text:p>817</text:p>
          </table:table-cell>
          <table:table-cell office:value-type="percentage" office:value="5.7578192171621068E-3" table:style-name="ce39">
            <text:p>0,6%</text:p>
          </table:table-cell>
          <table:table-cell office:value-type="float" office:value="696271" table:style-name="ce38">
            <text:p>696.27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3144900113499582" table:style-name="ce39">
            <text:p>5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67" table:style-name="ce38">
            <text:p>42.367</text:p>
          </table:table-cell>
          <table:table-cell office:value-type="percentage" office:value="1" table:style-name="ce39">
            <text:p>100,0%</text:p>
          </table:table-cell>
          <table:table-cell office:value-type="float" office:value="55589" table:style-name="ce38">
            <text:p>55.589</text:p>
          </table:table-cell>
          <table:table-cell office:value-type="percentage" office:value="0.99636148551763692" table:style-name="ce39">
            <text:p>99,6%</text:p>
          </table:table-cell>
          <table:table-cell office:value-type="float" office:value="68855" table:style-name="ce38">
            <text:p>68.855</text:p>
          </table:table-cell>
          <table:table-cell office:value-type="percentage" office:value="0.93243865446075513" table:style-name="ce39">
            <text:p>93,2%</text:p>
          </table:table-cell>
          <table:table-cell office:value-type="float" office:value="86347" table:style-name="ce38">
            <text:p>86.347</text:p>
          </table:table-cell>
          <table:table-cell office:value-type="percentage" office:value="0.89299232630773373" table:style-name="ce39">
            <text:p>89,3%</text:p>
          </table:table-cell>
          <table:table-cell office:value-type="float" office:value="68647" table:style-name="ce38">
            <text:p>68.647</text:p>
          </table:table-cell>
          <table:table-cell office:value-type="percentage" office:value="0.63560859984074369" table:style-name="ce39">
            <text:p>63,6%</text:p>
          </table:table-cell>
          <table:table-cell office:value-type="float" office:value="10831" table:style-name="ce38">
            <text:p>10.831</text:p>
          </table:table-cell>
          <table:table-cell office:value-type="percentage" office:value="0.13315548124562029" table:style-name="ce39">
            <text:p>13,3%</text:p>
          </table:table-cell>
          <table:table-cell office:value-type="float" office:value="8684" table:style-name="ce38">
            <text:p>8.684</text:p>
          </table:table-cell>
          <table:table-cell office:value-type="percentage" office:value="0.12746781745857003" table:style-name="ce39">
            <text:p>12,7%</text:p>
          </table:table-cell>
          <table:table-cell office:value-type="float" office:value="400" table:style-name="ce38">
            <text:p>400</text:p>
          </table:table-cell>
          <table:table-cell office:value-type="percentage" office:value="7.0937078811094557E-3" table:style-name="ce39">
            <text:p>0,7%</text:p>
          </table:table-cell>
          <table:table-cell office:value-type="float" office:value="341720" table:style-name="ce38">
            <text:p>341.72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8780020435053337" table:style-name="ce39">
            <text:p>5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58" table:style-name="ce38">
            <text:p>161.958</text:p>
          </table:table-cell>
          <table:table-cell office:value-type="percentage" office:value="1" table:style-name="ce39">
            <text:p>100,0%</text:p>
          </table:table-cell>
          <table:table-cell office:value-type="float" office:value="210070" table:style-name="ce38">
            <text:p>210.070</text:p>
          </table:table-cell>
          <table:table-cell office:value-type="percentage" office:value="0.98586922344085115" table:style-name="ce39">
            <text:p>98,6%</text:p>
          </table:table-cell>
          <table:table-cell office:value-type="float" office:value="266530" table:style-name="ce38">
            <text:p>266.530</text:p>
          </table:table-cell>
          <table:table-cell office:value-type="percentage" office:value="0.95148847454117713" table:style-name="ce39">
            <text:p>95,1%</text:p>
          </table:table-cell>
          <table:table-cell office:value-type="float" office:value="295824" table:style-name="ce38">
            <text:p>295.824</text:p>
          </table:table-cell>
          <table:table-cell office:value-type="percentage" office:value="0.87012944993337782" table:style-name="ce39">
            <text:p>87,0%</text:p>
          </table:table-cell>
          <table:table-cell office:value-type="float" office:value="154245" table:style-name="ce38">
            <text:p>154.245</text:p>
          </table:table-cell>
          <table:table-cell office:value-type="percentage" office:value="0.4259346704111473" table:style-name="ce39">
            <text:p>42,6%</text:p>
          </table:table-cell>
          <table:table-cell office:value-type="float" office:value="36165" table:style-name="ce38">
            <text:p>36.165</text:p>
          </table:table-cell>
          <table:table-cell office:value-type="percentage" office:value="0.1388062623060301" table:style-name="ce39">
            <text:p>13,9%</text:p>
          </table:table-cell>
          <table:table-cell office:value-type="float" office:value="28154" table:style-name="ce38">
            <text:p>28.154</text:p>
          </table:table-cell>
          <table:table-cell office:value-type="percentage" office:value="0.13969851240981671" table:style-name="ce39">
            <text:p>14,0%</text:p>
          </table:table-cell>
          <table:table-cell office:value-type="float" office:value="1308" table:style-name="ce38">
            <text:p>1.308</text:p>
          </table:table-cell>
          <table:table-cell office:value-type="percentage" office:value="7.7577310415999435E-3" table:style-name="ce39">
            <text:p>0,8%</text:p>
          </table:table-cell>
          <table:table-cell office:value-type="float" office:value="1154254" table:style-name="ce38">
            <text:p>1.154.25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81797964961695" table:style-name="ce39">
            <text:p>58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0" table:style-name="ce38">
            <text:p>2.360</text:p>
          </table:table-cell>
          <table:table-cell office:value-type="percentage" office:value="0.90595009596928988" table:style-name="ce39">
            <text:p>90,6%</text:p>
          </table:table-cell>
          <table:table-cell office:value-type="float" office:value="3777" table:style-name="ce38">
            <text:p>3.777</text:p>
          </table:table-cell>
          <table:table-cell office:value-type="percentage" office:value="0.87471051412691059" table:style-name="ce39">
            <text:p>87,5%</text:p>
          </table:table-cell>
          <table:table-cell office:value-type="float" office:value="7013" table:style-name="ce38">
            <text:p>7.013</text:p>
          </table:table-cell>
          <table:table-cell office:value-type="percentage" office:value="0.8925798650884561" table:style-name="ce39">
            <text:p>89,3%</text:p>
          </table:table-cell>
          <table:table-cell office:value-type="float" office:value="9467" table:style-name="ce38">
            <text:p>9.467</text:p>
          </table:table-cell>
          <table:table-cell office:value-type="percentage" office:value="0.8192281066112842" table:style-name="ce39">
            <text:p>81,9%</text:p>
          </table:table-cell>
          <table:table-cell office:value-type="float" office:value="9097" table:style-name="ce38">
            <text:p>9.097</text:p>
          </table:table-cell>
          <table:table-cell office:value-type="percentage" office:value="0.7195855086220535" table:style-name="ce39">
            <text:p>72,0%</text:p>
          </table:table-cell>
          <table:table-cell office:value-type="float" office:value="4953" table:style-name="ce38">
            <text:p>4.953</text:p>
          </table:table-cell>
          <table:table-cell office:value-type="percentage" office:value="0.41642845131999329" table:style-name="ce39">
            <text:p>41,6%</text:p>
          </table:table-cell>
          <table:table-cell office:value-type="float" office:value="1161" table:style-name="ce38">
            <text:p>1.161</text:p>
          </table:table-cell>
          <table:table-cell office:value-type="percentage" office:value="0.105863043676484" table:style-name="ce39">
            <text:p>10,6%</text:p>
          </table:table-cell>
          <table:table-cell office:value-type="float" office:value="110" table:style-name="ce38">
            <text:p>110</text:p>
          </table:table-cell>
          <table:table-cell office:value-type="percentage" office:value="1.205347359193513E-2" table:style-name="ce39">
            <text:p>1,2%</text:p>
          </table:table-cell>
          <table:table-cell office:value-type="float" office:value="37938" table:style-name="ce38">
            <text:p>37.93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3460156415134219" table:style-name="ce39">
            <text:p>53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7" table:style-name="ce38">
            <text:p>1.947</text:p>
          </table:table-cell>
          <table:table-cell office:value-type="percentage" office:value="0.82886334610472545" table:style-name="ce39">
            <text:p>82,9%</text:p>
          </table:table-cell>
          <table:table-cell office:value-type="float" office:value="3161" table:style-name="ce38">
            <text:p>3.161</text:p>
          </table:table-cell>
          <table:table-cell office:value-type="percentage" office:value="0.84338313767342588" table:style-name="ce39">
            <text:p>84,3%</text:p>
          </table:table-cell>
          <table:table-cell office:value-type="float" office:value="6544" table:style-name="ce38">
            <text:p>6.544</text:p>
          </table:table-cell>
          <table:table-cell office:value-type="percentage" office:value="0.83608023508368468" table:style-name="ce39">
            <text:p>83,6%</text:p>
          </table:table-cell>
          <table:table-cell office:value-type="float" office:value="8640" table:style-name="ce38">
            <text:p>8.640</text:p>
          </table:table-cell>
          <table:table-cell office:value-type="percentage" office:value="0.76466943977343127" table:style-name="ce39">
            <text:p>76,5%</text:p>
          </table:table-cell>
          <table:table-cell office:value-type="float" office:value="8480" table:style-name="ce38">
            <text:p>8.480</text:p>
          </table:table-cell>
          <table:table-cell office:value-type="percentage" office:value="0.70654890851524743" table:style-name="ce39">
            <text:p>70,7%</text:p>
          </table:table-cell>
          <table:table-cell office:value-type="float" office:value="4494" table:style-name="ce38">
            <text:p>4.494</text:p>
          </table:table-cell>
          <table:table-cell office:value-type="percentage" office:value="0.37039479106568862" table:style-name="ce39">
            <text:p>37,0%</text:p>
          </table:table-cell>
          <table:table-cell office:value-type="float" office:value="890" table:style-name="ce38">
            <text:p>890</text:p>
          </table:table-cell>
          <table:table-cell office:value-type="percentage" office:value="7.4197582325969152E-2" table:style-name="ce39">
            <text:p>7,4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34178" table:style-name="ce38">
            <text:p>34.17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8187573138579104" table:style-name="ce39">
            <text:p>48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27" table:style-name="ce38">
            <text:p>3.327</text:p>
          </table:table-cell>
          <table:table-cell office:value-type="string" table:style-name="ce39">
            <text:p>-</text:p>
          </table:table-cell>
          <table:table-cell office:value-type="float" office:value="8853" table:style-name="ce38">
            <text:p>8.853</text:p>
          </table:table-cell>
          <table:table-cell office:value-type="string" table:style-name="ce39">
            <text:p>-</text:p>
          </table:table-cell>
          <table:table-cell office:value-type="float" office:value="19178" table:style-name="ce38">
            <text:p>19.178</text:p>
          </table:table-cell>
          <table:table-cell office:value-type="string" table:style-name="ce39">
            <text:p>-</text:p>
          </table:table-cell>
          <table:table-cell office:value-type="float" office:value="25912" table:style-name="ce38">
            <text:p>25.912</text:p>
          </table:table-cell>
          <table:table-cell office:value-type="string" table:style-name="ce39">
            <text:p>-</text:p>
          </table:table-cell>
          <table:table-cell office:value-type="float" office:value="19696" table:style-name="ce38">
            <text:p>19.696</text:p>
          </table:table-cell>
          <table:table-cell office:value-type="string" table:style-name="ce39">
            <text:p>-</text:p>
          </table:table-cell>
          <table:table-cell office:value-type="float" office:value="792" table:style-name="ce38">
            <text:p>792</text:p>
          </table:table-cell>
          <table:table-cell office:value-type="string" table:style-name="ce39">
            <text:p>-</text:p>
          </table:table-cell>
          <table:table-cell office:value-type="float" office:value="77801" table:style-name="ce38">
            <text:p>77.80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-</text:p>
          </table:table-cell>
          <table:table-cell office:value-type="float" office:value="51" table:style-name="ce38">
            <text:p>51</text:p>
          </table:table-cell>
          <table:table-cell office:value-type="string" table:style-name="ce39">
            <text:p>-</text:p>
          </table:table-cell>
          <table:table-cell office:value-type="float" office:value="195" table:style-name="ce38">
            <text:p>195</text:p>
          </table:table-cell>
          <table:table-cell office:value-type="string" table:style-name="ce39">
            <text:p>-</text:p>
          </table:table-cell>
          <table:table-cell office:value-type="float" office:value="177" table:style-name="ce38">
            <text:p>177</text:p>
          </table:table-cell>
          <table:table-cell office:value-type="string" table:style-name="ce39">
            <text:p>-</text:p>
          </table:table-cell>
          <table:table-cell office:value-type="float" office:value="162" table:style-name="ce38">
            <text:p>162</text:p>
          </table:table-cell>
          <table:table-cell office:value-type="string" table:style-name="ce39">
            <text:p>-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-</text:p>
          </table:table-cell>
          <table:table-cell office:value-type="float" office:value="606" table:style-name="ce38">
            <text:p>60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3751" table:style-name="ce43">
            <text:p>2.913.751</text:p>
          </table:table-cell>
          <table:table-cell office:value-type="percentage" office:value="1" table:style-name="ce44">
            <text:p>100,0%</text:p>
          </table:table-cell>
          <table:table-cell office:value-type="float" office:value="3887462" table:style-name="ce43">
            <text:p>3.887.462</text:p>
          </table:table-cell>
          <table:table-cell office:value-type="percentage" office:value="0.98167116787814279" table:style-name="ce44">
            <text:p>98,2%</text:p>
          </table:table-cell>
          <table:table-cell office:value-type="float" office:value="4960631" table:style-name="ce43">
            <text:p>4.960.631</text:p>
          </table:table-cell>
          <table:table-cell office:value-type="percentage" office:value="0.92948173369763387" table:style-name="ce44">
            <text:p>92,9%</text:p>
          </table:table-cell>
          <table:table-cell office:value-type="float" office:value="6028828" table:style-name="ce43">
            <text:p>6.028.828</text:p>
          </table:table-cell>
          <table:table-cell office:value-type="percentage" office:value="0.85718266772411156" table:style-name="ce44">
            <text:p>85,7%</text:p>
          </table:table-cell>
          <table:table-cell office:value-type="float" office:value="3915782" table:style-name="ce43">
            <text:p>3.915.782</text:p>
          </table:table-cell>
          <table:table-cell office:value-type="percentage" office:value="0.49618759469556578" table:style-name="ce44">
            <text:p>49,6%</text:p>
          </table:table-cell>
          <table:table-cell office:value-type="float" office:value="896976" table:style-name="ce43">
            <text:p>896.976</text:p>
          </table:table-cell>
          <table:table-cell office:value-type="percentage" office:value="0.14396757320513617" table:style-name="ce44">
            <text:p>14,4%</text:p>
          </table:table-cell>
          <table:table-cell office:value-type="float" office:value="567987" table:style-name="ce43">
            <text:p>567.987</text:p>
          </table:table-cell>
          <table:table-cell office:value-type="percentage" office:value="0.11486923213823454" table:style-name="ce44">
            <text:p>11,5%</text:p>
          </table:table-cell>
          <table:table-cell office:value-type="float" office:value="29149" table:style-name="ce43">
            <text:p>29.149</text:p>
          </table:table-cell>
          <table:table-cell office:value-type="percentage" office:value="7.4958482119667161E-3" table:style-name="ce44">
            <text:p>0,7%</text:p>
          </table:table-cell>
          <table:table-cell office:value-type="float" office:value="23200566" table:style-name="ce43">
            <text:p>23.200.56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508229176724776" table:style-name="ce44">
            <text:p>55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2774" table:style-name="ce35">
            <text:p>422.774</text:p>
          </table:table-cell>
          <table:table-cell office:value-type="percentage" office:value="1" table:style-name="ce36">
            <text:p>100,0%</text:p>
          </table:table-cell>
          <table:table-cell office:value-type="float" office:value="631969" table:style-name="ce35">
            <text:p>631.969</text:p>
          </table:table-cell>
          <table:table-cell office:value-type="percentage" office:value="0.97169043991137505" table:style-name="ce36">
            <text:p>97,2%</text:p>
          </table:table-cell>
          <table:table-cell office:value-type="float" office:value="249185" table:style-name="ce35">
            <text:p>249.185</text:p>
          </table:table-cell>
          <table:table-cell office:value-type="percentage" office:value="0.27199237676923027" table:style-name="ce36">
            <text:p>27,2%</text:p>
          </table:table-cell>
          <table:table-cell office:value-type="float" office:value="720864" table:style-name="ce35">
            <text:p>720.864</text:p>
          </table:table-cell>
          <table:table-cell office:value-type="percentage" office:value="0.56984350457423238" table:style-name="ce36">
            <text:p>57,0%</text:p>
          </table:table-cell>
          <table:table-cell office:value-type="float" office:value="188679" table:style-name="ce35">
            <text:p>188.679</text:p>
          </table:table-cell>
          <table:table-cell office:value-type="percentage" office:value="0.13621911265065548" table:style-name="ce36">
            <text:p>13,6%</text:p>
          </table:table-cell>
          <table:table-cell office:value-type="float" office:value="124340" table:style-name="ce35">
            <text:p>124.340</text:p>
          </table:table-cell>
          <table:table-cell office:value-type="percentage" office:value="0.10904941778626349" table:style-name="ce36">
            <text:p>10,9%</text:p>
          </table:table-cell>
          <table:table-cell office:value-type="float" office:value="77724" table:style-name="ce35">
            <text:p>77.724</text:p>
          </table:table-cell>
          <table:table-cell office:value-type="percentage" office:value="8.369370455876779E-2" table:style-name="ce36">
            <text:p>8,4%</text:p>
          </table:table-cell>
          <table:table-cell office:value-type="float" office:value="3259" table:style-name="ce35">
            <text:p>3.259</text:p>
          </table:table-cell>
          <table:table-cell office:value-type="percentage" office:value="4.3285558508554178E-3" table:style-name="ce36">
            <text:p>0,4%</text:p>
          </table:table-cell>
          <table:table-cell office:value-type="float" office:value="2418794" table:style-name="ce35">
            <text:p>2.418.79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2458428805786388" table:style-name="ce36">
            <text:p>3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752" table:style-name="ce38">
            <text:p>98.752</text:p>
          </table:table-cell>
          <table:table-cell office:value-type="percentage" office:value="0.99944335927616468" table:style-name="ce39">
            <text:p>99,9%</text:p>
          </table:table-cell>
          <table:table-cell office:value-type="float" office:value="115828" table:style-name="ce38">
            <text:p>115.828</text:p>
          </table:table-cell>
          <table:table-cell office:value-type="percentage" office:value="0.97371274851834733" table:style-name="ce39">
            <text:p>97,4%</text:p>
          </table:table-cell>
          <table:table-cell office:value-type="float" office:value="48208" table:style-name="ce38">
            <text:p>48.208</text:p>
          </table:table-cell>
          <table:table-cell office:value-type="percentage" office:value="0.30830034470188722" table:style-name="ce39">
            <text:p>30,8%</text:p>
          </table:table-cell>
          <table:table-cell office:value-type="float" office:value="106983" table:style-name="ce38">
            <text:p>106.983</text:p>
          </table:table-cell>
          <table:table-cell office:value-type="percentage" office:value="0.53959327368283017" table:style-name="ce39">
            <text:p>54,0%</text:p>
          </table:table-cell>
          <table:table-cell office:value-type="float" office:value="40350" table:style-name="ce38">
            <text:p>40.350</text:p>
          </table:table-cell>
          <table:table-cell office:value-type="percentage" office:value="0.18772418734269086" table:style-name="ce39">
            <text:p>18,8%</text:p>
          </table:table-cell>
          <table:table-cell office:value-type="float" office:value="19894" table:style-name="ce38">
            <text:p>19.894</text:p>
          </table:table-cell>
          <table:table-cell office:value-type="percentage" office:value="0.12109370244573488" table:style-name="ce39">
            <text:p>12,1%</text:p>
          </table:table-cell>
          <table:table-cell office:value-type="float" office:value="13582" table:style-name="ce38">
            <text:p>13.582</text:p>
          </table:table-cell>
          <table:table-cell office:value-type="percentage" office:value="0.10415564297819802" table:style-name="ce39">
            <text:p>10,4%</text:p>
          </table:table-cell>
          <table:table-cell office:value-type="float" office:value="1002" table:style-name="ce38">
            <text:p>1.002</text:p>
          </table:table-cell>
          <table:table-cell office:value-type="percentage" office:value="9.7178713788321092E-3" table:style-name="ce39">
            <text:p>1,0%</text:p>
          </table:table-cell>
          <table:table-cell office:value-type="float" office:value="444599" table:style-name="ce38">
            <text:p>444.59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3751466078941284" table:style-name="ce39">
            <text:p>3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075" table:style-name="ce38">
            <text:p>87.075</text:p>
          </table:table-cell>
          <table:table-cell office:value-type="percentage" office:value="0.99144900143465486" table:style-name="ce39">
            <text:p>99,1%</text:p>
          </table:table-cell>
          <table:table-cell office:value-type="float" office:value="111387" table:style-name="ce38">
            <text:p>111.387</text:p>
          </table:table-cell>
          <table:table-cell office:value-type="percentage" office:value="1" table:style-name="ce39">
            <text:p>100,0%</text:p>
          </table:table-cell>
          <table:table-cell office:value-type="float" office:value="35600" table:style-name="ce38">
            <text:p>35.600</text:p>
          </table:table-cell>
          <table:table-cell office:value-type="percentage" office:value="0.23788522706011281" table:style-name="ce39">
            <text:p>23,8%</text:p>
          </table:table-cell>
          <table:table-cell office:value-type="float" office:value="96675" table:style-name="ce38">
            <text:p>96.675</text:p>
          </table:table-cell>
          <table:table-cell office:value-type="percentage" office:value="0.59439269574840914" table:style-name="ce39">
            <text:p>59,4%</text:p>
          </table:table-cell>
          <table:table-cell office:value-type="float" office:value="31924" table:style-name="ce38">
            <text:p>31.924</text:p>
          </table:table-cell>
          <table:table-cell office:value-type="percentage" office:value="0.19116968974747445" table:style-name="ce39">
            <text:p>19,1%</text:p>
          </table:table-cell>
          <table:table-cell office:value-type="float" office:value="15123" table:style-name="ce38">
            <text:p>15.123</text:p>
          </table:table-cell>
          <table:table-cell office:value-type="percentage" office:value="0.13213514953997782" table:style-name="ce39">
            <text:p>13,2%</text:p>
          </table:table-cell>
          <table:table-cell office:value-type="float" office:value="9483" table:style-name="ce38">
            <text:p>9.483</text:p>
          </table:table-cell>
          <table:table-cell office:value-type="percentage" office:value="0.11986955037858199" table:style-name="ce39">
            <text:p>12,0%</text:p>
          </table:table-cell>
          <table:table-cell office:value-type="float" office:value="484" table:style-name="ce38">
            <text:p>484</text:p>
          </table:table-cell>
          <table:table-cell office:value-type="percentage" office:value="7.5624999999999998E-3" table:style-name="ce39">
            <text:p>0,8%</text:p>
          </table:table-cell>
          <table:table-cell office:value-type="float" office:value="387751" table:style-name="ce38">
            <text:p>387.75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1518341369293316" table:style-name="ce39">
            <text:p>4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03" table:style-name="ce38">
            <text:p>49.803</text:p>
          </table:table-cell>
          <table:table-cell office:value-type="percentage" office:value="1" table:style-name="ce39">
            <text:p>100,0%</text:p>
          </table:table-cell>
          <table:table-cell office:value-type="float" office:value="75860" table:style-name="ce38">
            <text:p>75.860</text:p>
          </table:table-cell>
          <table:table-cell office:value-type="percentage" office:value="0.94217298425157736" table:style-name="ce39">
            <text:p>94,2%</text:p>
          </table:table-cell>
          <table:table-cell office:value-type="float" office:value="18388" table:style-name="ce38">
            <text:p>18.388</text:p>
          </table:table-cell>
          <table:table-cell office:value-type="percentage" office:value="0.15685270960752701" table:style-name="ce39">
            <text:p>15,7%</text:p>
          </table:table-cell>
          <table:table-cell office:value-type="float" office:value="105854" table:style-name="ce38">
            <text:p>105.854</text:p>
          </table:table-cell>
          <table:table-cell office:value-type="percentage" office:value="0.63845546059337621" table:style-name="ce39">
            <text:p>63,8%</text:p>
          </table:table-cell>
          <table:table-cell office:value-type="float" office:value="40711" table:style-name="ce38">
            <text:p>40.711</text:p>
          </table:table-cell>
          <table:table-cell office:value-type="percentage" office:value="0.19746134295636653" table:style-name="ce39">
            <text:p>19,7%</text:p>
          </table:table-cell>
          <table:table-cell office:value-type="float" office:value="17896" table:style-name="ce38">
            <text:p>17.896</text:p>
          </table:table-cell>
          <table:table-cell office:value-type="percentage" office:value="9.8228742994834972E-2" table:style-name="ce39">
            <text:p>9,8%</text:p>
          </table:table-cell>
          <table:table-cell office:value-type="float" office:value="10484" table:style-name="ce38">
            <text:p>10.484</text:p>
          </table:table-cell>
          <table:table-cell office:value-type="percentage" office:value="7.6002957764857687E-2" table:style-name="ce39">
            <text:p>7,6%</text:p>
          </table:table-cell>
          <table:table-cell office:value-type="float" office:value="459" table:style-name="ce38">
            <text:p>459</text:p>
          </table:table-cell>
          <table:table-cell office:value-type="percentage" office:value="4.8072894847088392E-3" table:style-name="ce39">
            <text:p>0,5%</text:p>
          </table:table-cell>
          <table:table-cell office:value-type="float" office:value="319455" table:style-name="ce38">
            <text:p>319.45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0869184156031643" table:style-name="ce39">
            <text:p>3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453" table:style-name="ce38">
            <text:p>88.453</text:p>
          </table:table-cell>
          <table:table-cell office:value-type="percentage" office:value="0.98024070215878367" table:style-name="ce39">
            <text:p>98,0%</text:p>
          </table:table-cell>
          <table:table-cell office:value-type="float" office:value="142391" table:style-name="ce38">
            <text:p>142.391</text:p>
          </table:table-cell>
          <table:table-cell office:value-type="percentage" office:value="0.92143971112592293" table:style-name="ce39">
            <text:p>92,1%</text:p>
          </table:table-cell>
          <table:table-cell office:value-type="float" office:value="67090" table:style-name="ce38">
            <text:p>67.090</text:p>
          </table:table-cell>
          <table:table-cell office:value-type="percentage" office:value="0.28537763939223793" table:style-name="ce39">
            <text:p>28,5%</text:p>
          </table:table-cell>
          <table:table-cell office:value-type="float" office:value="189038" table:style-name="ce38">
            <text:p>189.038</text:p>
          </table:table-cell>
          <table:table-cell office:value-type="percentage" office:value="0.53931962386451815" table:style-name="ce39">
            <text:p>53,9%</text:p>
          </table:table-cell>
          <table:table-cell office:value-type="float" office:value="77186" table:style-name="ce38">
            <text:p>77.186</text:p>
          </table:table-cell>
          <table:table-cell office:value-type="percentage" office:value="0.19897196358049515" table:style-name="ce39">
            <text:p>19,9%</text:p>
          </table:table-cell>
          <table:table-cell office:value-type="float" office:value="27583" table:style-name="ce38">
            <text:p>27.583</text:p>
          </table:table-cell>
          <table:table-cell office:value-type="percentage" office:value="8.871014427499084E-2" table:style-name="ce39">
            <text:p>8,9%</text:p>
          </table:table-cell>
          <table:table-cell office:value-type="float" office:value="16870" table:style-name="ce38">
            <text:p>16.870</text:p>
          </table:table-cell>
          <table:table-cell office:value-type="percentage" office:value="6.7011455900344782E-2" table:style-name="ce39">
            <text:p>6,7%</text:p>
          </table:table-cell>
          <table:table-cell office:value-type="float" office:value="604" table:style-name="ce38">
            <text:p>604</text:p>
          </table:table-cell>
          <table:table-cell office:value-type="percentage" office:value="3.3593441492349705E-3" table:style-name="ce39">
            <text:p>0,3%</text:p>
          </table:table-cell>
          <table:table-cell office:value-type="float" office:value="609215" table:style-name="ce38">
            <text:p>609.21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1070128428875537" table:style-name="ce39">
            <text:p>3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573" table:style-name="ce38">
            <text:p>41.573</text:p>
          </table:table-cell>
          <table:table-cell office:value-type="percentage" office:value="1" table:style-name="ce39">
            <text:p>100,0%</text:p>
          </table:table-cell>
          <table:table-cell office:value-type="float" office:value="54938" table:style-name="ce38">
            <text:p>54.938</text:p>
          </table:table-cell>
          <table:table-cell office:value-type="percentage" office:value="1" table:style-name="ce39">
            <text:p>100,0%</text:p>
          </table:table-cell>
          <table:table-cell office:value-type="float" office:value="27073" table:style-name="ce38">
            <text:p>27.073</text:p>
          </table:table-cell>
          <table:table-cell office:value-type="percentage" office:value="0.35002909043894243" table:style-name="ce39">
            <text:p>35,0%</text:p>
          </table:table-cell>
          <table:table-cell office:value-type="float" office:value="38140" table:style-name="ce38">
            <text:p>38.140</text:p>
          </table:table-cell>
          <table:table-cell office:value-type="percentage" office:value="0.42394735672046596" table:style-name="ce39">
            <text:p>42,4%</text:p>
          </table:table-cell>
          <table:table-cell office:value-type="float" office:value="10819" table:style-name="ce38">
            <text:p>10.819</text:p>
          </table:table-cell>
          <table:table-cell office:value-type="percentage" office:value="0.11065879777843693" table:style-name="ce39">
            <text:p>11,1%</text:p>
          </table:table-cell>
          <table:table-cell office:value-type="float" office:value="5763" table:style-name="ce38">
            <text:p>5.763</text:p>
          </table:table-cell>
          <table:table-cell office:value-type="percentage" office:value="8.1775999318888085E-2" table:style-name="ce39">
            <text:p>8,2%</text:p>
          </table:table-cell>
          <table:table-cell office:value-type="float" office:value="3640" table:style-name="ce38">
            <text:p>3.640</text:p>
          </table:table-cell>
          <table:table-cell office:value-type="percentage" office:value="7.2072072072072071E-2" table:style-name="ce39">
            <text:p>7,2%</text:p>
          </table:table-cell>
          <table:table-cell office:value-type="float" office:value="86" table:style-name="ce38">
            <text:p>86</text:p>
          </table:table-cell>
          <table:table-cell office:value-type="percentage" office:value="1.9561904328639994E-3" table:style-name="ce39">
            <text:p>0,2%</text:p>
          </table:table-cell>
          <table:table-cell office:value-type="float" office:value="182032" table:style-name="ce38">
            <text:p>182.03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3473051378768886" table:style-name="ce39">
            <text:p>3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157" table:style-name="ce38">
            <text:p>225.157</text:p>
          </table:table-cell>
          <table:table-cell office:value-type="percentage" office:value="1" table:style-name="ce39">
            <text:p>100,0%</text:p>
          </table:table-cell>
          <table:table-cell office:value-type="float" office:value="245782" table:style-name="ce38">
            <text:p>245.782</text:p>
          </table:table-cell>
          <table:table-cell office:value-type="percentage" office:value="1" table:style-name="ce39">
            <text:p>100,0%</text:p>
          </table:table-cell>
          <table:table-cell office:value-type="float" office:value="125974" table:style-name="ce38">
            <text:p>125.974</text:p>
          </table:table-cell>
          <table:table-cell office:value-type="percentage" office:value="0.39542964764969002" table:style-name="ce39">
            <text:p>39,5%</text:p>
          </table:table-cell>
          <table:table-cell office:value-type="float" office:value="152947" table:style-name="ce38">
            <text:p>152.947</text:p>
          </table:table-cell>
          <table:table-cell office:value-type="percentage" office:value="0.40125139371679674" table:style-name="ce39">
            <text:p>40,1%</text:p>
          </table:table-cell>
          <table:table-cell office:value-type="float" office:value="53460" table:style-name="ce38">
            <text:p>53.460</text:p>
          </table:table-cell>
          <table:table-cell office:value-type="percentage" office:value="0.14714908960790521" table:style-name="ce39">
            <text:p>14,7%</text:p>
          </table:table-cell>
          <table:table-cell office:value-type="float" office:value="29694" table:style-name="ce38">
            <text:p>29.694</text:p>
          </table:table-cell>
          <table:table-cell office:value-type="percentage" office:value="0.11088829387974591" table:style-name="ce39">
            <text:p>11,1%</text:p>
          </table:table-cell>
          <table:table-cell office:value-type="float" office:value="19734" table:style-name="ce38">
            <text:p>19.734</text:p>
          </table:table-cell>
          <table:table-cell office:value-type="percentage" office:value="9.3523406917338847E-2" table:style-name="ce39">
            <text:p>9,4%</text:p>
          </table:table-cell>
          <table:table-cell office:value-type="float" office:value="684" table:style-name="ce38">
            <text:p>684</text:p>
          </table:table-cell>
          <table:table-cell office:value-type="percentage" office:value="4.1368799216170123E-3" table:style-name="ce39">
            <text:p>0,4%</text:p>
          </table:table-cell>
          <table:table-cell office:value-type="float" office:value="853432" table:style-name="ce38">
            <text:p>853.432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39215661046762484" table:style-name="ce39">
            <text:p>3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031" table:style-name="ce38">
            <text:p>135.031</text:p>
          </table:table-cell>
          <table:table-cell office:value-type="percentage" office:value="0.99879432519194644" table:style-name="ce39">
            <text:p>99,9%</text:p>
          </table:table-cell>
          <table:table-cell office:value-type="float" office:value="154990" table:style-name="ce38">
            <text:p>154.990</text:p>
          </table:table-cell>
          <table:table-cell office:value-type="percentage" office:value="0.97416106749800446" table:style-name="ce39">
            <text:p>97,4%</text:p>
          </table:table-cell>
          <table:table-cell office:value-type="float" office:value="57207" table:style-name="ce38">
            <text:p>57.207</text:p>
          </table:table-cell>
          <table:table-cell office:value-type="percentage" office:value="0.26188405266338283" table:style-name="ce39">
            <text:p>26,2%</text:p>
          </table:table-cell>
          <table:table-cell office:value-type="float" office:value="190217" table:style-name="ce38">
            <text:p>190.217</text:p>
          </table:table-cell>
          <table:table-cell office:value-type="percentage" office:value="0.61863613006458995" table:style-name="ce39">
            <text:p>61,9%</text:p>
          </table:table-cell>
          <table:table-cell office:value-type="float" office:value="54442" table:style-name="ce38">
            <text:p>54.442</text:p>
          </table:table-cell>
          <table:table-cell office:value-type="percentage" office:value="0.16467385550732747" table:style-name="ce39">
            <text:p>16,5%</text:p>
          </table:table-cell>
          <table:table-cell office:value-type="float" office:value="19995" table:style-name="ce38">
            <text:p>19.995</text:p>
          </table:table-cell>
          <table:table-cell office:value-type="percentage" office:value="7.5197159845205544E-2" table:style-name="ce39">
            <text:p>7,5%</text:p>
          </table:table-cell>
          <table:table-cell office:value-type="float" office:value="14049" table:style-name="ce38">
            <text:p>14.049</text:p>
          </table:table-cell>
          <table:table-cell office:value-type="percentage" office:value="6.4418654769383146E-2" table:style-name="ce39">
            <text:p>6,4%</text:p>
          </table:table-cell>
          <table:table-cell office:value-type="float" office:value="562" table:style-name="ce38">
            <text:p>562</text:p>
          </table:table-cell>
          <table:table-cell office:value-type="percentage" office:value="3.2304048927413605E-3" table:style-name="ce39">
            <text:p>0,3%</text:p>
          </table:table-cell>
          <table:table-cell office:value-type="float" office:value="626493" table:style-name="ce38">
            <text:p>626.49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4636142292280336" table:style-name="ce39">
            <text:p>3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206" table:style-name="ce38">
            <text:p>446.206</text:p>
          </table:table-cell>
          <table:table-cell office:value-type="percentage" office:value="0.99778620560112341" table:style-name="ce39">
            <text:p>99,8%</text:p>
          </table:table-cell>
          <table:table-cell office:value-type="float" office:value="594356" table:style-name="ce38">
            <text:p>594.356</text:p>
          </table:table-cell>
          <table:table-cell office:value-type="percentage" office:value="0.93556348891533347" table:style-name="ce39">
            <text:p>93,6%</text:p>
          </table:table-cell>
          <table:table-cell office:value-type="float" office:value="173535" table:style-name="ce38">
            <text:p>173.535</text:p>
          </table:table-cell>
          <table:table-cell office:value-type="percentage" office:value="0.20718518978395004" table:style-name="ce39">
            <text:p>20,7%</text:p>
          </table:table-cell>
          <table:table-cell office:value-type="float" office:value="601429" table:style-name="ce38">
            <text:p>601.429</text:p>
          </table:table-cell>
          <table:table-cell office:value-type="percentage" office:value="0.55087013867262635" table:style-name="ce39">
            <text:p>55,1%</text:p>
          </table:table-cell>
          <table:table-cell office:value-type="float" office:value="200053" table:style-name="ce38">
            <text:p>200.053</text:p>
          </table:table-cell>
          <table:table-cell office:value-type="percentage" office:value="0.15192879465048548" table:style-name="ce39">
            <text:p>15,2%</text:p>
          </table:table-cell>
          <table:table-cell office:value-type="float" office:value="109143" table:style-name="ce38">
            <text:p>109.143</text:p>
          </table:table-cell>
          <table:table-cell office:value-type="percentage" office:value="0.10447785482629622" table:style-name="ce39">
            <text:p>10,4%</text:p>
          </table:table-cell>
          <table:table-cell office:value-type="float" office:value="85056" table:style-name="ce38">
            <text:p>85.056</text:p>
          </table:table-cell>
          <table:table-cell office:value-type="percentage" office:value="0.10138568542258936" table:style-name="ce39">
            <text:p>10,1%</text:p>
          </table:table-cell>
          <table:table-cell office:value-type="float" office:value="5864" table:style-name="ce38">
            <text:p>5.864</text:p>
          </table:table-cell>
          <table:table-cell office:value-type="percentage" office:value="8.9367629532770675E-3" table:style-name="ce39">
            <text:p>0,9%</text:p>
          </table:table-cell>
          <table:table-cell office:value-type="float" office:value="2215642" table:style-name="ce38">
            <text:p>2.215.64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2258676015817461" table:style-name="ce39">
            <text:p>3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060" table:style-name="ce38">
            <text:p>289.060</text:p>
          </table:table-cell>
          <table:table-cell office:value-type="percentage" office:value="1" table:style-name="ce39">
            <text:p>100,0%</text:p>
          </table:table-cell>
          <table:table-cell office:value-type="float" office:value="416424" table:style-name="ce38">
            <text:p>416.424</text:p>
          </table:table-cell>
          <table:table-cell office:value-type="percentage" office:value="0.95103936856817906" table:style-name="ce39">
            <text:p>95,1%</text:p>
          </table:table-cell>
          <table:table-cell office:value-type="float" office:value="216615" table:style-name="ce38">
            <text:p>216.615</text:p>
          </table:table-cell>
          <table:table-cell office:value-type="percentage" office:value="0.37300595115096913" table:style-name="ce39">
            <text:p>37,3%</text:p>
          </table:table-cell>
          <table:table-cell office:value-type="float" office:value="313515" table:style-name="ce38">
            <text:p>313.515</text:p>
          </table:table-cell>
          <table:table-cell office:value-type="percentage" office:value="0.41672315753375494" table:style-name="ce39">
            <text:p>41,7%</text:p>
          </table:table-cell>
          <table:table-cell office:value-type="float" office:value="86429" table:style-name="ce38">
            <text:p>86.429</text:p>
          </table:table-cell>
          <table:table-cell office:value-type="percentage" office:value="0.10149156634428855" table:style-name="ce39">
            <text:p>10,1%</text:p>
          </table:table-cell>
          <table:table-cell office:value-type="float" office:value="44609" table:style-name="ce38">
            <text:p>44.609</text:p>
          </table:table-cell>
          <table:table-cell office:value-type="percentage" office:value="6.8760510451492771E-2" table:style-name="ce39">
            <text:p>6,9%</text:p>
          </table:table-cell>
          <table:table-cell office:value-type="float" office:value="28861" table:style-name="ce38">
            <text:p>28.861</text:p>
          </table:table-cell>
          <table:table-cell office:value-type="percentage" office:value="5.5918516021281624E-2" table:style-name="ce39">
            <text:p>5,6%</text:p>
          </table:table-cell>
          <table:table-cell office:value-type="float" office:value="1117" table:style-name="ce38">
            <text:p>1.117</text:p>
          </table:table-cell>
          <table:table-cell office:value-type="percentage" office:value="2.6311388332065267E-3" table:style-name="ce39">
            <text:p>0,3%</text:p>
          </table:table-cell>
          <table:table-cell office:value-type="float" office:value="1396630" table:style-name="ce38">
            <text:p>1.396.63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1116024452935853" table:style-name="ce39">
            <text:p>3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579" table:style-name="ce38">
            <text:p>76.579</text:p>
          </table:table-cell>
          <table:table-cell office:value-type="percentage" office:value="1" table:style-name="ce39">
            <text:p>100,0%</text:p>
          </table:table-cell>
          <table:table-cell office:value-type="float" office:value="90778" table:style-name="ce38">
            <text:p>90.778</text:p>
          </table:table-cell>
          <table:table-cell office:value-type="percentage" office:value="0.98804910966955461" table:style-name="ce39">
            <text:p>98,8%</text:p>
          </table:table-cell>
          <table:table-cell office:value-type="float" office:value="61449" table:style-name="ce38">
            <text:p>61.449</text:p>
          </table:table-cell>
          <table:table-cell office:value-type="percentage" office:value="0.49042674605138192" table:style-name="ce39">
            <text:p>49,0%</text:p>
          </table:table-cell>
          <table:table-cell office:value-type="float" office:value="96187" table:style-name="ce38">
            <text:p>96.187</text:p>
          </table:table-cell>
          <table:table-cell office:value-type="percentage" office:value="0.56842733547655067" table:style-name="ce39">
            <text:p>56,8%</text:p>
          </table:table-cell>
          <table:table-cell office:value-type="float" office:value="29142" table:style-name="ce38">
            <text:p>29.142</text:p>
          </table:table-cell>
          <table:table-cell office:value-type="percentage" office:value="0.182715337254066" table:style-name="ce39">
            <text:p>18,3%</text:p>
          </table:table-cell>
          <table:table-cell office:value-type="float" office:value="13846" table:style-name="ce38">
            <text:p>13.846</text:p>
          </table:table-cell>
          <table:table-cell office:value-type="percentage" office:value="0.10373167314708681" table:style-name="ce39">
            <text:p>10,4%</text:p>
          </table:table-cell>
          <table:table-cell office:value-type="float" office:value="7119" table:style-name="ce38">
            <text:p>7.119</text:p>
          </table:table-cell>
          <table:table-cell office:value-type="percentage" office:value="6.2822096717260856E-2" table:style-name="ce39">
            <text:p>6,3%</text:p>
          </table:table-cell>
          <table:table-cell office:value-type="float" office:value="251" table:style-name="ce38">
            <text:p>251</text:p>
          </table:table-cell>
          <table:table-cell office:value-type="percentage" office:value="2.9616519174041297E-3" table:style-name="ce39">
            <text:p>0,3%</text:p>
          </table:table-cell>
          <table:table-cell office:value-type="float" office:value="375351" table:style-name="ce38">
            <text:p>375.35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39368201569689448" table:style-name="ce39">
            <text:p>3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515" table:style-name="ce38">
            <text:p>238.515</text:p>
          </table:table-cell>
          <table:table-cell office:value-type="percentage" office:value="1" table:style-name="ce39">
            <text:p>100,0%</text:p>
          </table:table-cell>
          <table:table-cell office:value-type="float" office:value="285374" table:style-name="ce38">
            <text:p>285.374</text:p>
          </table:table-cell>
          <table:table-cell office:value-type="percentage" office:value="0.98485653743417012" table:style-name="ce39">
            <text:p>98,5%</text:p>
          </table:table-cell>
          <table:table-cell office:value-type="float" office:value="118320" table:style-name="ce38">
            <text:p>118.320</text:p>
          </table:table-cell>
          <table:table-cell office:value-type="percentage" office:value="0.34105157569171612" table:style-name="ce39">
            <text:p>34,1%</text:p>
          </table:table-cell>
          <table:table-cell office:value-type="float" office:value="263915" table:style-name="ce38">
            <text:p>263.915</text:p>
          </table:table-cell>
          <table:table-cell office:value-type="percentage" office:value="0.65021471387497565" table:style-name="ce39">
            <text:p>65,0%</text:p>
          </table:table-cell>
          <table:table-cell office:value-type="float" office:value="56385" table:style-name="ce38">
            <text:p>56.385</text:p>
          </table:table-cell>
          <table:table-cell office:value-type="percentage" office:value="0.12721644506916413" table:style-name="ce39">
            <text:p>12,7%</text:p>
          </table:table-cell>
          <table:table-cell office:value-type="float" office:value="30744" table:style-name="ce38">
            <text:p>30.744</text:p>
          </table:table-cell>
          <table:table-cell office:value-type="percentage" office:value="9.5062583485875429E-2" table:style-name="ce39">
            <text:p>9,5%</text:p>
          </table:table-cell>
          <table:table-cell office:value-type="float" office:value="15014" table:style-name="ce38">
            <text:p>15.014</text:p>
          </table:table-cell>
          <table:table-cell office:value-type="percentage" office:value="6.5001017399699546E-2" table:style-name="ce39">
            <text:p>6,5%</text:p>
          </table:table-cell>
          <table:table-cell office:value-type="float" office:value="233" table:style-name="ce38">
            <text:p>233</text:p>
          </table:table-cell>
          <table:table-cell office:value-type="percentage" office:value="1.294394106895843E-3" table:style-name="ce39">
            <text:p>0,1%</text:p>
          </table:table-cell>
          <table:table-cell office:value-type="float" office:value="1008500" table:style-name="ce38">
            <text:p>1.008.50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1087848141594796" table:style-name="ce39">
            <text:p>4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03" table:style-name="ce38">
            <text:p>23.003</text:p>
          </table:table-cell>
          <table:table-cell office:value-type="percentage" office:value="1" table:style-name="ce39">
            <text:p>100,0%</text:p>
          </table:table-cell>
          <table:table-cell office:value-type="float" office:value="28210" table:style-name="ce38">
            <text:p>28.210</text:p>
          </table:table-cell>
          <table:table-cell office:value-type="percentage" office:value="1" table:style-name="ce39">
            <text:p>100,0%</text:p>
          </table:table-cell>
          <table:table-cell office:value-type="float" office:value="18626" table:style-name="ce38">
            <text:p>18.626</text:p>
          </table:table-cell>
          <table:table-cell office:value-type="percentage" office:value="0.49382257807943158" table:style-name="ce39">
            <text:p>49,4%</text:p>
          </table:table-cell>
          <table:table-cell office:value-type="float" office:value="23165" table:style-name="ce38">
            <text:p>23.165</text:p>
          </table:table-cell>
          <table:table-cell office:value-type="percentage" office:value="0.48600621013763007" table:style-name="ce39">
            <text:p>48,6%</text:p>
          </table:table-cell>
          <table:table-cell office:value-type="float" office:value="8315" table:style-name="ce38">
            <text:p>8.315</text:p>
          </table:table-cell>
          <table:table-cell office:value-type="percentage" office:value="0.1570438362891193" table:style-name="ce39">
            <text:p>15,7%</text:p>
          </table:table-cell>
          <table:table-cell office:value-type="float" office:value="3920" table:style-name="ce38">
            <text:p>3.920</text:p>
          </table:table-cell>
          <table:table-cell office:value-type="percentage" office:value="9.9697347338436881E-2" table:style-name="ce39">
            <text:p>10,0%</text:p>
          </table:table-cell>
          <table:table-cell office:value-type="float" office:value="2493" table:style-name="ce38">
            <text:p>2.493</text:p>
          </table:table-cell>
          <table:table-cell office:value-type="percentage" office:value="8.1850416967627557E-2" table:style-name="ce39">
            <text:p>8,2%</text:p>
          </table:table-cell>
          <table:table-cell office:value-type="float" office:value="112" table:style-name="ce38">
            <text:p>112</text:p>
          </table:table-cell>
          <table:table-cell office:value-type="percentage" office:value="4.3866520444931847E-3" table:style-name="ce39">
            <text:p>0,4%</text:p>
          </table:table-cell>
          <table:table-cell office:value-type="float" office:value="107844" table:style-name="ce38">
            <text:p>107.84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37977251118075855" table:style-name="ce39">
            <text:p>3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5808" table:style-name="ce38">
            <text:p>365.808</text:p>
          </table:table-cell>
          <table:table-cell office:value-type="percentage" office:value="1" table:style-name="ce39">
            <text:p>100,0%</text:p>
          </table:table-cell>
          <table:table-cell office:value-type="float" office:value="497055" table:style-name="ce38">
            <text:p>497.055</text:p>
          </table:table-cell>
          <table:table-cell office:value-type="percentage" office:value="0.94482598687274388" table:style-name="ce39">
            <text:p>94,5%</text:p>
          </table:table-cell>
          <table:table-cell office:value-type="float" office:value="246917" table:style-name="ce38">
            <text:p>246.917</text:p>
          </table:table-cell>
          <table:table-cell office:value-type="percentage" office:value="0.35107198257415156" table:style-name="ce39">
            <text:p>35,1%</text:p>
          </table:table-cell>
          <table:table-cell office:value-type="float" office:value="545935" table:style-name="ce38">
            <text:p>545.935</text:p>
          </table:table-cell>
          <table:table-cell office:value-type="percentage" office:value="0.56120943725373496" table:style-name="ce39">
            <text:p>56,1%</text:p>
          </table:table-cell>
          <table:table-cell office:value-type="float" office:value="164658" table:style-name="ce38">
            <text:p>164.658</text:p>
          </table:table-cell>
          <table:table-cell office:value-type="percentage" office:value="0.14121963582284636" table:style-name="ce39">
            <text:p>14,1%</text:p>
          </table:table-cell>
          <table:table-cell office:value-type="float" office:value="102061" table:style-name="ce38">
            <text:p>102.061</text:p>
          </table:table-cell>
          <table:table-cell office:value-type="percentage" office:value="0.1074733583252601" table:style-name="ce39">
            <text:p>10,7%</text:p>
          </table:table-cell>
          <table:table-cell office:value-type="float" office:value="69310" table:style-name="ce38">
            <text:p>69.310</text:p>
          </table:table-cell>
          <table:table-cell office:value-type="percentage" office:value="9.3349944442573829E-2" table:style-name="ce39">
            <text:p>9,3%</text:p>
          </table:table-cell>
          <table:table-cell office:value-type="float" office:value="2929" table:style-name="ce38">
            <text:p>2.929</text:p>
          </table:table-cell>
          <table:table-cell office:value-type="percentage" office:value="5.2913780706793706E-3" table:style-name="ce39">
            <text:p>0,5%</text:p>
          </table:table-cell>
          <table:table-cell office:value-type="float" office:value="1994673" table:style-name="ce38">
            <text:p>1.994.67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3367246928162675" table:style-name="ce39">
            <text:p>3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845" table:style-name="ce38">
            <text:p>71.845</text:p>
          </table:table-cell>
          <table:table-cell office:value-type="percentage" office:value="1" table:style-name="ce39">
            <text:p>100,0%</text:p>
          </table:table-cell>
          <table:table-cell office:value-type="float" office:value="96417" table:style-name="ce38">
            <text:p>96.417</text:p>
          </table:table-cell>
          <table:table-cell office:value-type="percentage" office:value="0.93700619053635115" table:style-name="ce39">
            <text:p>93,7%</text:p>
          </table:table-cell>
          <table:table-cell office:value-type="float" office:value="47853" table:style-name="ce38">
            <text:p>47.853</text:p>
          </table:table-cell>
          <table:table-cell office:value-type="percentage" office:value="0.32573225602243566" table:style-name="ce39">
            <text:p>32,6%</text:p>
          </table:table-cell>
          <table:table-cell office:value-type="float" office:value="109704" table:style-name="ce38">
            <text:p>109.704</text:p>
          </table:table-cell>
          <table:table-cell office:value-type="percentage" office:value="0.51442397869227596" table:style-name="ce39">
            <text:p>51,4%</text:p>
          </table:table-cell>
          <table:table-cell office:value-type="float" office:value="52063" table:style-name="ce38">
            <text:p>52.063</text:p>
          </table:table-cell>
          <table:table-cell office:value-type="percentage" office:value="0.20484582364444026" table:style-name="ce39">
            <text:p>20,5%</text:p>
          </table:table-cell>
          <table:table-cell office:value-type="float" office:value="20793" table:style-name="ce38">
            <text:p>20.793</text:p>
          </table:table-cell>
          <table:table-cell office:value-type="percentage" office:value="9.9486610240044404E-2" table:style-name="ce39">
            <text:p>9,9%</text:p>
          </table:table-cell>
          <table:table-cell office:value-type="float" office:value="15302" table:style-name="ce38">
            <text:p>15.302</text:p>
          </table:table-cell>
          <table:table-cell office:value-type="percentage" office:value="8.8837025683897633E-2" table:style-name="ce39">
            <text:p>8,9%</text:p>
          </table:table-cell>
          <table:table-cell office:value-type="float" office:value="709" table:style-name="ce38">
            <text:p>709</text:p>
          </table:table-cell>
          <table:table-cell office:value-type="percentage" office:value="4.9966876682594049E-3" table:style-name="ce39">
            <text:p>0,5%</text:p>
          </table:table-cell>
          <table:table-cell office:value-type="float" office:value="414686" table:style-name="ce38">
            <text:p>414.68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1652109664867112" table:style-name="ce39">
            <text:p>3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793" table:style-name="ce38">
            <text:p>41.793</text:p>
          </table:table-cell>
          <table:table-cell office:value-type="percentage" office:value="1" table:style-name="ce39">
            <text:p>100,0%</text:p>
          </table:table-cell>
          <table:table-cell office:value-type="float" office:value="55082" table:style-name="ce38">
            <text:p>55.082</text:p>
          </table:table-cell>
          <table:table-cell office:value-type="percentage" office:value="0.98727416117006017" table:style-name="ce39">
            <text:p>98,7%</text:p>
          </table:table-cell>
          <table:table-cell office:value-type="float" office:value="21223" table:style-name="ce38">
            <text:p>21.223</text:p>
          </table:table-cell>
          <table:table-cell office:value-type="percentage" office:value="0.28740317425924922" table:style-name="ce39">
            <text:p>28,7%</text:p>
          </table:table-cell>
          <table:table-cell office:value-type="float" office:value="61261" table:style-name="ce38">
            <text:p>61.261</text:p>
          </table:table-cell>
          <table:table-cell office:value-type="percentage" office:value="0.63355533952468612" table:style-name="ce39">
            <text:p>63,4%</text:p>
          </table:table-cell>
          <table:table-cell office:value-type="float" office:value="21422" table:style-name="ce38">
            <text:p>21.422</text:p>
          </table:table-cell>
          <table:table-cell office:value-type="percentage" office:value="0.1983481787374308" table:style-name="ce39">
            <text:p>19,8%</text:p>
          </table:table-cell>
          <table:table-cell office:value-type="float" office:value="9258" table:style-name="ce38">
            <text:p>9.258</text:p>
          </table:table-cell>
          <table:table-cell office:value-type="percentage" office:value="0.11381714018760526" table:style-name="ce39">
            <text:p>11,4%</text:p>
          </table:table-cell>
          <table:table-cell office:value-type="float" office:value="6696" table:style-name="ce38">
            <text:p>6.696</text:p>
          </table:table-cell>
          <table:table-cell office:value-type="percentage" office:value="9.8287022766304105E-2" table:style-name="ce39">
            <text:p>9,8%</text:p>
          </table:table-cell>
          <table:table-cell office:value-type="float" office:value="240" table:style-name="ce38">
            <text:p>240</text:p>
          </table:table-cell>
          <table:table-cell office:value-type="percentage" office:value="4.2562247286656732E-3" table:style-name="ce39">
            <text:p>0,4%</text:p>
          </table:table-cell>
          <table:table-cell office:value-type="float" office:value="216975" table:style-name="ce38">
            <text:p>216.97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37322354365842497" table:style-name="ce39">
            <text:p>37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443" table:style-name="ce38">
            <text:p>159.443</text:p>
          </table:table-cell>
          <table:table-cell office:value-type="percentage" office:value="1.0094523583412471" table:style-name="ce39">
            <text:p>100,9%</text:p>
          </table:table-cell>
          <table:table-cell office:value-type="float" office:value="207536" table:style-name="ce38">
            <text:p>207.536</text:p>
          </table:table-cell>
          <table:table-cell office:value-type="percentage" office:value="0.97397703220840903" table:style-name="ce39">
            <text:p>97,4%</text:p>
          </table:table-cell>
          <table:table-cell office:value-type="float" office:value="96634" table:style-name="ce38">
            <text:p>96.634</text:p>
          </table:table-cell>
          <table:table-cell office:value-type="percentage" office:value="0.34497481427536153" table:style-name="ce39">
            <text:p>34,5%</text:p>
          </table:table-cell>
          <table:table-cell office:value-type="float" office:value="193929" table:style-name="ce38">
            <text:p>193.929</text:p>
          </table:table-cell>
          <table:table-cell office:value-type="percentage" office:value="0.57041799886462907" table:style-name="ce39">
            <text:p>57,0%</text:p>
          </table:table-cell>
          <table:table-cell office:value-type="float" office:value="60737" table:style-name="ce38">
            <text:p>60.737</text:p>
          </table:table-cell>
          <table:table-cell office:value-type="percentage" office:value="0.16772014701780838" table:style-name="ce39">
            <text:p>16,8%</text:p>
          </table:table-cell>
          <table:table-cell office:value-type="float" office:value="30856" table:style-name="ce38">
            <text:p>30.856</text:p>
          </table:table-cell>
          <table:table-cell office:value-type="percentage" office:value="0.11842958743854182" table:style-name="ce39">
            <text:p>11,8%</text:p>
          </table:table-cell>
          <table:table-cell office:value-type="float" office:value="22630" table:style-name="ce38">
            <text:p>22.630</text:p>
          </table:table-cell>
          <table:table-cell office:value-type="percentage" office:value="0.11228874532336976" table:style-name="ce39">
            <text:p>11,2%</text:p>
          </table:table-cell>
          <table:table-cell office:value-type="float" office:value="853" table:style-name="ce38">
            <text:p>853</text:p>
          </table:table-cell>
          <table:table-cell office:value-type="percentage" office:value="5.0591319407375778E-3" table:style-name="ce39">
            <text:p>0,5%</text:p>
          </table:table-cell>
          <table:table-cell office:value-type="float" office:value="772618" table:style-name="ce38">
            <text:p>772.61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38943558358279445" table:style-name="ce39">
            <text:p>38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693" table:style-name="ce38">
            <text:p>3.693</text:p>
          </table:table-cell>
          <table:table-cell office:value-type="percentage" office:value="0.85525706345530339" table:style-name="ce39">
            <text:p>85,5%</text:p>
          </table:table-cell>
          <table:table-cell office:value-type="float" office:value="2437" table:style-name="ce38">
            <text:p>2.437</text:p>
          </table:table-cell>
          <table:table-cell office:value-type="percentage" office:value="0.31016927580501463" table:style-name="ce39">
            <text:p>31,0%</text:p>
          </table:table-cell>
          <table:table-cell office:value-type="float" office:value="8461" table:style-name="ce38">
            <text:p>8.461</text:p>
          </table:table-cell>
          <table:table-cell office:value-type="percentage" office:value="0.73217376254759436" table:style-name="ce39">
            <text:p>73,2%</text:p>
          </table:table-cell>
          <table:table-cell office:value-type="float" office:value="5756" table:style-name="ce38">
            <text:p>5.756</text:p>
          </table:table-cell>
          <table:table-cell office:value-type="percentage" office:value="0.4553077044771397" table:style-name="ce39">
            <text:p>45,5%</text:p>
          </table:table-cell>
          <table:table-cell office:value-type="float" office:value="1560" table:style-name="ce38">
            <text:p>1.560</text:p>
          </table:table-cell>
          <table:table-cell office:value-type="percentage" office:value="0.13115856734487977" table:style-name="ce39">
            <text:p>13,1%</text:p>
          </table:table-cell>
          <table:table-cell office:value-type="float" office:value="967" table:style-name="ce38">
            <text:p>967</text:p>
          </table:table-cell>
          <table:table-cell office:value-type="percentage" office:value="8.8173611744323879E-2" table:style-name="ce39">
            <text:p>8,8%</text:p>
          </table:table-cell>
          <table:table-cell office:value-type="float" office:value="95" table:style-name="ce38">
            <text:p>95</text:p>
          </table:table-cell>
          <table:table-cell office:value-type="percentage" office:value="1.0409818102125795E-2" table:style-name="ce39">
            <text:p>1,0%</text:p>
          </table:table-cell>
          <table:table-cell office:value-type="float" office:value="25284" table:style-name="ce38">
            <text:p>25.28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35628831113929404" table:style-name="ce39">
            <text:p>35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65" table:style-name="ce38">
            <text:p>1.865</text:p>
          </table:table-cell>
          <table:table-cell office:value-type="percentage" office:value="0.79395487441464452" table:style-name="ce39">
            <text:p>79,4%</text:p>
          </table:table-cell>
          <table:table-cell office:value-type="float" office:value="2990" table:style-name="ce38">
            <text:p>2.990</text:p>
          </table:table-cell>
          <table:table-cell office:value-type="percentage" office:value="0.79775880469583782" table:style-name="ce39">
            <text:p>79,8%</text:p>
          </table:table-cell>
          <table:table-cell office:value-type="float" office:value="3029" table:style-name="ce38">
            <text:p>3.029</text:p>
          </table:table-cell>
          <table:table-cell office:value-type="percentage" office:value="0.38699373961926664" table:style-name="ce39">
            <text:p>38,7%</text:p>
          </table:table-cell>
          <table:table-cell office:value-type="float" office:value="7890" table:style-name="ce38">
            <text:p>7.890</text:p>
          </table:table-cell>
          <table:table-cell office:value-type="percentage" office:value="0.69829188423754318" table:style-name="ce39">
            <text:p>69,8%</text:p>
          </table:table-cell>
          <table:table-cell office:value-type="float" office:value="6477" table:style-name="ce38">
            <text:p>6.477</text:p>
          </table:table-cell>
          <table:table-cell office:value-type="percentage" office:value="0.53966005665722383" table:style-name="ce39">
            <text:p>54,0%</text:p>
          </table:table-cell>
          <table:table-cell office:value-type="float" office:value="1728" table:style-name="ce38">
            <text:p>1.728</text:p>
          </table:table-cell>
          <table:table-cell office:value-type="percentage" office:value="0.14242149509601912" table:style-name="ce39">
            <text:p>14,2%</text:p>
          </table:table-cell>
          <table:table-cell office:value-type="float" office:value="811" table:style-name="ce38">
            <text:p>811</text:p>
          </table:table-cell>
          <table:table-cell office:value-type="percentage" office:value="6.7611504793664026E-2" table:style-name="ce39">
            <text:p>6,8%</text:p>
          </table:table-cell>
          <table:table-cell office:value-type="float" office:value="20" table:style-name="ce38">
            <text:p>20</text:p>
          </table:table-cell>
          <table:table-cell office:value-type="percentage" office:value="2.0889910173386254E-3" table:style-name="ce39">
            <text:p>0,2%</text:p>
          </table:table-cell>
          <table:table-cell office:value-type="float" office:value="24810" table:style-name="ce38">
            <text:p>24.81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34979626940375314" table:style-name="ce39">
            <text:p>35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360" table:style-name="ce38">
            <text:p>1.360</text:p>
          </table:table-cell>
          <table:table-cell office:value-type="string" table:style-name="ce39">
            <text:p>-</text:p>
          </table:table-cell>
          <table:table-cell office:value-type="float" office:value="5185" table:style-name="ce38">
            <text:p>5.185</text:p>
          </table:table-cell>
          <table:table-cell office:value-type="string" table:style-name="ce39">
            <text:p>-</text:p>
          </table:table-cell>
          <table:table-cell office:value-type="float" office:value="10242" table:style-name="ce38">
            <text:p>10.242</text:p>
          </table:table-cell>
          <table:table-cell office:value-type="string" table:style-name="ce39">
            <text:p>-</text:p>
          </table:table-cell>
          <table:table-cell office:value-type="float" office:value="12759" table:style-name="ce38">
            <text:p>12.759</text:p>
          </table:table-cell>
          <table:table-cell office:value-type="string" table:style-name="ce39">
            <text:p>-</text:p>
          </table:table-cell>
          <table:table-cell office:value-type="float" office:value="7230" table:style-name="ce38">
            <text:p>7.230</text:p>
          </table:table-cell>
          <table:table-cell office:value-type="string" table:style-name="ce39">
            <text:p>-</text:p>
          </table:table-cell>
          <table:table-cell office:value-type="float" office:value="105" table:style-name="ce38">
            <text:p>105</text:p>
          </table:table-cell>
          <table:table-cell office:value-type="string" table:style-name="ce39">
            <text:p>-</text:p>
          </table:table-cell>
          <table:table-cell office:value-type="float" office:value="36899" table:style-name="ce38">
            <text:p>36.89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5062" table:style-name="ce43">
            <text:p>2.865.062</text:p>
          </table:table-cell>
          <table:table-cell office:value-type="percentage" office:value="1" table:style-name="ce44">
            <text:p>100,0%</text:p>
          </table:table-cell>
          <table:table-cell office:value-type="float" office:value="3811066" table:style-name="ce43">
            <text:p>3.811.066</text:p>
          </table:table-cell>
          <table:table-cell office:value-type="percentage" office:value="0.96237946791008688" table:style-name="ce44">
            <text:p>96,2%</text:p>
          </table:table-cell>
          <table:table-cell office:value-type="float" office:value="1636723" table:style-name="ce43">
            <text:p>1.636.723</text:p>
          </table:table-cell>
          <table:table-cell office:value-type="percentage" office:value="0.30667552809769411" table:style-name="ce44">
            <text:p>30,7%</text:p>
          </table:table-cell>
          <table:table-cell office:value-type="float" office:value="3831294" table:style-name="ce43">
            <text:p>3.831.294</text:p>
          </table:table-cell>
          <table:table-cell office:value-type="percentage" office:value="0.54473586105879657" table:style-name="ce44">
            <text:p>54,5%</text:p>
          </table:table-cell>
          <table:table-cell office:value-type="float" office:value="1199250" table:style-name="ce43">
            <text:p>1.199.250</text:p>
          </table:table-cell>
          <table:table-cell office:value-type="percentage" office:value="0.15196274280301028" table:style-name="ce44">
            <text:p>15,2%</text:p>
          </table:table-cell>
          <table:table-cell office:value-type="float" office:value="641565" table:style-name="ce43">
            <text:p>641.565</text:p>
          </table:table-cell>
          <table:table-cell office:value-type="percentage" office:value="0.10297327476248326" table:style-name="ce44">
            <text:p>10,3%</text:p>
          </table:table-cell>
          <table:table-cell office:value-type="float" office:value="427055" table:style-name="ce43">
            <text:p>427.055</text:p>
          </table:table-cell>
          <table:table-cell office:value-type="percentage" office:value="8.6367258283717316E-2" table:style-name="ce44">
            <text:p>8,6%</text:p>
          </table:table-cell>
          <table:table-cell office:value-type="float" office:value="19668" table:style-name="ce43">
            <text:p>19.668</text:p>
          </table:table-cell>
          <table:table-cell office:value-type="percentage" office:value="5.0577495843068844E-3" table:style-name="ce44">
            <text:p>0,5%</text:p>
          </table:table-cell>
          <table:table-cell office:value-type="float" office:value="14431683" table:style-name="ce43">
            <text:p>14.431.683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4263395716226469" table:style-name="ce44">
            <text:p>34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21T15:20:17Z</meta:creation-date>
    <dc:date>2021-06-21T15:20:47Z</dc:date>
  </office:meta>
</office:document-meta>
</file>